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ysql&gt; use b1db;</text:p>
      <text:p text:style-name="Standard">Database changed</text:p>
      <text:p text:style-name="Standard">mysql&gt; create table dept (deptid int,dname varchar(15),location varchar(20));</text:p>
      <text:p text:style-name="Standard">Query OK, 0 rows affected (0.03 sec)</text:p>
      <text:p text:style-name="Standard"/>
      <text:p text:style-name="Standard">mysql&gt; desc dept;</text:p>
      <text:p text:style-name="Standard">+----------+-------------+------+-----+---------+-------+</text:p>
      <text:p text:style-name="Standard">| Field <text:s text:c="3"/>| Type <text:s text:c="7"/>| Null | Key | Default | Extra |</text:p>
      <text:p text:style-name="Standard">+----------+-------------+------+-----+---------+-------+</text:p>
      <text:p text:style-name="Standard">| deptid <text:s text:c="2"/>| int <text:s text:c="8"/>| YES <text:s/>| <text:s text:c="4"/>| NULL <text:s text:c="3"/>| <text:s text:c="6"/>|</text:p>
      <text:p text:style-name="Standard">| dname <text:s text:c="3"/>| varchar(15) | YES <text:s/>| <text:s text:c="4"/>| NULL <text:s text:c="3"/>| <text:s text:c="6"/>|</text:p>
      <text:p text:style-name="Standard">| location | varchar(20) | YES <text:s/>| <text:s text:c="4"/>| NULL <text:s text:c="3"/>| <text:s text:c="6"/>|</text:p>
      <text:p text:style-name="Standard">+----------+-------------+------+-----+---------+-------+</text:p>
      <text:p text:style-name="Standard">3 rows in set (0.00 sec)</text:p>
      <text:p text:style-name="Standard"/>
      <text:p text:style-name="Standard">mysql&gt; create table emp;</text:p>
      <text:p text:style-name="Standard">ERROR 4028 (HY000): A table must have at least one visible column.</text:p>
      <text:p text:style-name="Standard">mysql&gt; create table emp(empid int, empname varchar(20), eadd varchar (20), managerid int, hiredate date);</text:p>
      <text:p text:style-name="Standard">Query OK, 0 rows affected (0.03 sec)</text:p>
      <text:p text:style-name="Standard"/>
      <text:p text:style-name="Standard">mysql&gt; desc emp;</text:p>
      <text:p text:style-name="Standard">+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| empid <text:s text:c="4"/>| int <text:s text:c="8"/>| YES <text:s/>| <text:s text:c="4"/>| NULL <text:s text:c="3"/>| <text:s text:c="6"/>|</text:p>
      <text:p text:style-name="Standard">| empname <text:s text:c="2"/>| varchar(20) | YES <text:s/>| <text:s text:c="4"/>| NULL <text:s text:c="3"/>| <text:s text:c="6"/>|</text:p>
      <text:p text:style-name="Standard">| eadd <text:s text:c="5"/>| varchar(20) | YES <text:s/>| <text:s text:c="4"/>| NULL <text:s text:c="3"/>| <text:s text:c="6"/>|</text:p>
      <text:p text:style-name="Standard">| managerid | int <text:s text:c="8"/>| YES <text:s/>| <text:s text:c="4"/>| NULL <text:s text:c="3"/>| <text:s text:c="6"/>|</text:p>
      <text:p text:style-name="Standard">| hiredate <text:s/>| date <text:s text:c="7"/>| YES <text:s/>| <text:s text:c="4"/>| NULL <text:s text:c="3"/>| <text:s text:c="6"/>|</text:p>
      <text:p text:style-name="Standard">+-----------+-------------+------+-----+---------+-------+</text:p>
      <text:p text:style-name="Standard">5 rows in set (0.00 sec)</text:p>
      <text:p text:style-name="Standard"/>
      <text:p text:style-name="Standard">mysql&gt; alter table emp add deptid int;</text:p>
      <text:p text:style-name="Standard">Query OK, 0 rows affected (0.03 sec)</text:p>
      <text:p text:style-name="Standard">Records: 0 <text:s/>Duplicates: 0 <text:s/>Warnings: 0</text:p>
      <text:p text:style-name="Standard"/>
      <text:p text:style-name="Standard">mysql&gt; desc emp;</text:p>
      <text:p text:style-name="Standard">+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| empid <text:s text:c="4"/>| int <text:s text:c="8"/>| YES <text:s/>| <text:s text:c="4"/>| NULL <text:s text:c="3"/>| <text:s text:c="6"/>|</text:p>
      <text:p text:style-name="Standard">| empname <text:s text:c="2"/>| varchar(20) | YES <text:s/>| <text:s text:c="4"/>| NULL <text:s text:c="3"/>| <text:s text:c="6"/>|</text:p>
      <text:p text:style-name="Standard">| eadd <text:s text:c="5"/>| varchar(20) | YES <text:s/>| <text:s text:c="4"/>| NULL <text:s text:c="3"/>| <text:s text:c="6"/>|</text:p>
      <text:p text:style-name="Standard">| managerid | int <text:s text:c="8"/>| YES <text:s/>| <text:s text:c="4"/>| NULL <text:s text:c="3"/>| <text:s text:c="6"/>|</text:p>
      <text:p text:style-name="Standard">| hiredate <text:s/>| date <text:s text:c="7"/>| YES <text:s/>| <text:s text:c="4"/>| NULL <text:s text:c="3"/>| <text:s text:c="6"/>|</text:p>
      <text:p text:style-name="Standard">| deptid <text:s text:c="3"/>| int <text:s text:c="8"/>| YES <text:s/>| <text:s text:c="4"/>| NULL <text:s text:c="3"/>| <text:s text:c="6"/>|</text:p>
      <text:p text:style-name="Standard">+-----------+-------------+------+-----+---------+-------+</text:p>
      <text:p text:style-name="Standard">6 rows in set (0.00 sec)</text:p>
      <text:p text:style-name="Standard"/>
      <text:p text:style-name="Standard">mysql&gt; alter table emp add constraint pkemp primary key(empid);</text:p>
      <text:p text:style-name="Standard">Query OK, 0 rows affected (0.05 sec)</text:p>
      <text:p text:style-name="Standard"><text:soft-page-break/>Records: 0 <text:s/>Duplicates: 0 <text:s/>Warnings: 0</text:p>
      <text:p text:style-name="Standard"/>
      <text:p text:style-name="Standard">mysql&gt; alter table dept add constraint pkdept primary key(deptid);</text:p>
      <text:p text:style-name="Standard">Query OK, 0 rows affected (0.05 sec)</text:p>
      <text:p text:style-name="Standard">Records: 0 <text:s/>Duplicates: 0 <text:s/>Warnings: 0</text:p>
      <text:p text:style-name="Standard"/>
      <text:p text:style-name="Standard">mysql&gt; desc emp;</text:p>
      <text:p text:style-name="Standard">+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| empid <text:s text:c="4"/>| int <text:s text:c="8"/>| NO <text:s text:c="2"/>| PRI | NULL <text:s text:c="3"/>| <text:s text:c="6"/>|</text:p>
      <text:p text:style-name="Standard">| empname <text:s text:c="2"/>| varchar(20) | YES <text:s/>| <text:s text:c="4"/>| NULL <text:s text:c="3"/>| <text:s text:c="6"/>|</text:p>
      <text:p text:style-name="Standard">| eadd <text:s text:c="5"/>| varchar(20) | YES <text:s/>| <text:s text:c="4"/>| NULL <text:s text:c="3"/>| <text:s text:c="6"/>|</text:p>
      <text:p text:style-name="Standard">| managerid | int <text:s text:c="8"/>| YES <text:s/>| <text:s text:c="4"/>| NULL <text:s text:c="3"/>| <text:s text:c="6"/>|</text:p>
      <text:p text:style-name="Standard">| hiredate <text:s/>| date <text:s text:c="7"/>| YES <text:s/>| <text:s text:c="4"/>| NULL <text:s text:c="3"/>| <text:s text:c="6"/>|</text:p>
      <text:p text:style-name="Standard">| deptid <text:s text:c="3"/>| int <text:s text:c="8"/>| YES <text:s/>| <text:s text:c="4"/>| NULL <text:s text:c="3"/>| <text:s text:c="6"/>|</text:p>
      <text:p text:style-name="Standard">+-----------+-------------+------+-----+---------+-------+</text:p>
      <text:p text:style-name="Standard">6 rows in set (0.01 sec)</text:p>
      <text:p text:style-name="Standard"/>
      <text:p text:style-name="Standard">mysql&gt; desc dept;</text:p>
      <text:p text:style-name="Standard">+----------+-------------+------+-----+---------+-------+</text:p>
      <text:p text:style-name="Standard">| Field <text:s text:c="3"/>| Type <text:s text:c="7"/>| Null | Key | Default | Extra |</text:p>
      <text:p text:style-name="Standard">+----------+-------------+------+-----+---------+-------+</text:p>
      <text:p text:style-name="Standard">| deptid <text:s text:c="2"/>| int <text:s text:c="8"/>| NO <text:s text:c="2"/>| PRI | NULL <text:s text:c="3"/>| <text:s text:c="6"/>|</text:p>
      <text:p text:style-name="Standard">| dname <text:s text:c="3"/>| varchar(15) | YES <text:s/>| <text:s text:c="4"/>| NULL <text:s text:c="3"/>| <text:s text:c="6"/>|</text:p>
      <text:p text:style-name="Standard">| location | varchar(20) | YES <text:s/>| <text:s text:c="4"/>| NULL <text:s text:c="3"/>| <text:s text:c="6"/>|</text:p>
      <text:p text:style-name="Standard">+----------+-------------+------+-----+---------+-------+</text:p>
      <text:p text:style-name="Standard">3 rows in set (0.01 sec)</text:p>
      <text:p text:style-name="Standard"/>
      <text:p text:style-name="Standard">mysql&gt; alter table emp add constraint fkemp foreign key(deptid);</text:p>
      <text:p text:style-name="Standard">ERROR 1064 (42000): You have an error in your SQL syntax; check the manual that corresponds to your MySQL server version for the right syntax to use near '' at line 1</text:p>
      <text:p text:style-name="Standard">mysql&gt; alter table emp add constraint fkemp foreign key(deptid) references dept(deptid);</text:p>
      <text:p text:style-name="Standard">Query OK, 0 rows affected (0.07 sec)</text:p>
      <text:p text:style-name="Standard">Records: 0 <text:s/>Duplicates: 0 <text:s/>Warnings: 0</text:p>
      <text:p text:style-name="Standard"/>
      <text:p text:style-name="Standard">mysql&gt; desc emp;</text:p>
      <text:p text:style-name="Standard">+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| empid <text:s text:c="4"/>| int <text:s text:c="8"/>| NO <text:s text:c="2"/>| PRI | NULL <text:s text:c="3"/>| <text:s text:c="6"/>|</text:p>
      <text:p text:style-name="Standard">| empname <text:s text:c="2"/>| varchar(20) | YES <text:s/>| <text:s text:c="4"/>| NULL <text:s text:c="3"/>| <text:s text:c="6"/>|</text:p>
      <text:p text:style-name="Standard">| eadd <text:s text:c="5"/>| varchar(20) | YES <text:s/>| <text:s text:c="4"/>| NULL <text:s text:c="3"/>| <text:s text:c="6"/>|</text:p>
      <text:p text:style-name="Standard">| managerid | int <text:s text:c="8"/>| YES <text:s/>| <text:s text:c="4"/>| NULL <text:s text:c="3"/>| <text:s text:c="6"/>|</text:p>
      <text:p text:style-name="Standard">| hiredate <text:s/>| date <text:s text:c="7"/>| YES <text:s/>| <text:s text:c="4"/>| NULL <text:s text:c="3"/>| <text:s text:c="6"/>|</text:p>
      <text:p text:style-name="Standard">| deptid <text:s text:c="3"/>| int <text:s text:c="8"/>| YES <text:s/>| MUL | NULL <text:s text:c="3"/>| <text:s text:c="6"/>|</text:p>
      <text:p text:style-name="Standard">+-----------+-------------+------+-----+---------+-------+</text:p>
      <text:p text:style-name="Standard">6 rows in set (0.00 sec)</text:p>
      <text:p text:style-name="Standard"/>
      <text:p text:style-name="Standard">mysql&gt; desc dept;</text:p>
      <text:p text:style-name="Standard">+----------+-------------+------+-----+---------+-------+</text:p>
      <text:p text:style-name="Standard">| Field <text:s text:c="3"/>| Type <text:s text:c="7"/>| Null | Key | Default | Extra |</text:p>
      <text:p text:style-name="Standard"><text:soft-page-break/>+----------+-------------+------+-----+---------+-------+</text:p>
      <text:p text:style-name="Standard">| deptid <text:s text:c="2"/>| int <text:s text:c="8"/>| NO <text:s text:c="2"/>| PRI | NULL <text:s text:c="3"/>| <text:s text:c="6"/>|</text:p>
      <text:p text:style-name="Standard">| dname <text:s text:c="3"/>| varchar(15) | YES <text:s/>| <text:s text:c="4"/>| NULL <text:s text:c="3"/>| <text:s text:c="6"/>|</text:p>
      <text:p text:style-name="Standard">| location | varchar(20) | YES <text:s/>| <text:s text:c="4"/>| NULL <text:s text:c="3"/>| <text:s text:c="6"/>|</text:p>
      <text:p text:style-name="Standard">+----------+-------------+------+-----+---------+-------+</text:p>
      <text:p text:style-name="Standard">3 rows in set (0.00 sec)</text:p>
      <text:p text:style-name="Standard"/>
      <text:p text:style-name="Standard">mysql&gt; use information_schema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show tables;</text:p>
      <text:p text:style-name="Standard">+---------------------------------------+</text:p>
      <text:p text:style-name="Standard">| Tables_in_information_schema <text:s text:c="9"/>|</text:p>
      <text:p text:style-name="Standard">+---------------------------------------+</text:p>
      <text:p text:style-name="Standard">| ADMINISTRABLE_ROLE_AUTHORIZATIONS <text:s text:c="4"/>|</text:p>
      <text:p text:style-name="Standard">| APPLICABLE_ROLES <text:s text:c="21"/>|</text:p>
      <text:p text:style-name="Standard">| CHARACTER_SETS <text:s text:c="23"/>|</text:p>
      <text:p text:style-name="Standard">| CHECK_CONSTRAINTS <text:s text:c="20"/>|</text:p>
      <text:p text:style-name="Standard">| COLLATIONS <text:s text:c="27"/>|</text:p>
      <text:p text:style-name="Standard">| COLLATION_CHARACTER_SET_APPLICABILITY |</text:p>
      <text:p text:style-name="Standard">| COLUMNS <text:s text:c="30"/>|</text:p>
      <text:p text:style-name="Standard">| COLUMNS_EXTENSIONS <text:s text:c="19"/>|</text:p>
      <text:p text:style-name="Standard">| COLUMN_PRIVILEGES <text:s text:c="20"/>|</text:p>
      <text:p text:style-name="Standard">| COLUMN_STATISTICS <text:s text:c="20"/>|</text:p>
      <text:p text:style-name="Standard">| ENABLED_ROLES <text:s text:c="24"/>|</text:p>
      <text:p text:style-name="Standard">| ENGINES <text:s text:c="30"/>|</text:p>
      <text:p text:style-name="Standard">| EVENTS <text:s text:c="31"/>|</text:p>
      <text:p text:style-name="Standard">| FILES <text:s text:c="32"/>|</text:p>
      <text:p text:style-name="Standard">| INNODB_BUFFER_PAGE <text:s text:c="19"/>|</text:p>
      <text:p text:style-name="Standard">| INNODB_BUFFER_PAGE_LRU <text:s text:c="15"/>|</text:p>
      <text:p text:style-name="Standard">| INNODB_BUFFER_POOL_STATS <text:s text:c="13"/>|</text:p>
      <text:p text:style-name="Standard">| INNODB_CACHED_INDEXES <text:s text:c="16"/>|</text:p>
      <text:p text:style-name="Standard">| INNODB_CMP <text:s text:c="27"/>|</text:p>
      <text:p text:style-name="Standard">| INNODB_CMPMEM <text:s text:c="24"/>|</text:p>
      <text:p text:style-name="Standard">| INNODB_CMPMEM_RESET <text:s text:c="18"/>|</text:p>
      <text:p text:style-name="Standard">| INNODB_CMP_PER_INDEX <text:s text:c="17"/>|</text:p>
      <text:p text:style-name="Standard">| INNODB_CMP_PER_INDEX_RESET <text:s text:c="11"/>|</text:p>
      <text:p text:style-name="Standard">| INNODB_CMP_RESET <text:s text:c="21"/>|</text:p>
      <text:p text:style-name="Standard">| INNODB_COLUMNS <text:s text:c="23"/>|</text:p>
      <text:p text:style-name="Standard">| INNODB_DATAFILES <text:s text:c="21"/>|</text:p>
      <text:p text:style-name="Standard">| INNODB_FIELDS <text:s text:c="24"/>|</text:p>
      <text:p text:style-name="Standard">| INNODB_FOREIGN <text:s text:c="23"/>|</text:p>
      <text:p text:style-name="Standard">| INNODB_FOREIGN_COLS <text:s text:c="18"/>|</text:p>
      <text:p text:style-name="Standard">| INNODB_FT_BEING_DELETED <text:s text:c="14"/>|</text:p>
      <text:p text:style-name="Standard">| INNODB_FT_CONFIG <text:s text:c="21"/>|</text:p>
      <text:p text:style-name="Standard">| INNODB_FT_DEFAULT_STOPWORD <text:s text:c="11"/>|</text:p>
      <text:p text:style-name="Standard">| INNODB_FT_DELETED <text:s text:c="20"/>|</text:p>
      <text:p text:style-name="Standard">| INNODB_FT_INDEX_CACHE <text:s text:c="16"/>|</text:p>
      <text:p text:style-name="Standard">| INNODB_FT_INDEX_TABLE <text:s text:c="16"/>|</text:p>
      <text:p text:style-name="Standard">| INNODB_INDEXES <text:s text:c="23"/>|</text:p>
      <text:p text:style-name="Standard"><text:soft-page-break/>| INNODB_METRICS <text:s text:c="23"/>|</text:p>
      <text:p text:style-name="Standard">| INNODB_SESSION_TEMP_TABLESPACES <text:s text:c="6"/>|</text:p>
      <text:p text:style-name="Standard">| INNODB_TABLES <text:s text:c="24"/>|</text:p>
      <text:p text:style-name="Standard">| INNODB_TABLESPACES <text:s text:c="19"/>|</text:p>
      <text:p text:style-name="Standard">| INNODB_TABLESPACES_BRIEF <text:s text:c="13"/>|</text:p>
      <text:p text:style-name="Standard">| INNODB_TABLESTATS <text:s text:c="20"/>|</text:p>
      <text:p text:style-name="Standard">| INNODB_TEMP_TABLE_INFO <text:s text:c="15"/>|</text:p>
      <text:p text:style-name="Standard">| INNODB_TRX <text:s text:c="27"/>|</text:p>
      <text:p text:style-name="Standard">| INNODB_VIRTUAL <text:s text:c="23"/>|</text:p>
      <text:p text:style-name="Standard">| KEYWORDS <text:s text:c="29"/>|</text:p>
      <text:p text:style-name="Standard">| KEY_COLUMN_USAGE <text:s text:c="21"/>|</text:p>
      <text:p text:style-name="Standard">| OPTIMIZER_TRACE <text:s text:c="22"/>|</text:p>
      <text:p text:style-name="Standard">| PARAMETERS <text:s text:c="27"/>|</text:p>
      <text:p text:style-name="Standard">| PARTITIONS <text:s text:c="27"/>|</text:p>
      <text:p text:style-name="Standard">| PLUGINS <text:s text:c="30"/>|</text:p>
      <text:p text:style-name="Standard">| PROCESSLIST <text:s text:c="26"/>|</text:p>
      <text:p text:style-name="Standard">| PROFILING <text:s text:c="28"/>|</text:p>
      <text:p text:style-name="Standard">| REFERENTIAL_CONSTRAINTS <text:s text:c="14"/>|</text:p>
      <text:p text:style-name="Standard">| RESOURCE_GROUPS <text:s text:c="22"/>|</text:p>
      <text:p text:style-name="Standard">| ROLE_COLUMN_GRANTS <text:s text:c="19"/>|</text:p>
      <text:p text:style-name="Standard">| ROLE_ROUTINE_GRANTS <text:s text:c="18"/>|</text:p>
      <text:p text:style-name="Standard">| ROLE_TABLE_GRANTS <text:s text:c="20"/>|</text:p>
      <text:p text:style-name="Standard">| ROUTINES <text:s text:c="29"/>|</text:p>
      <text:p text:style-name="Standard">| SCHEMATA <text:s text:c="29"/>|</text:p>
      <text:p text:style-name="Standard">| SCHEMATA_EXTENSIONS <text:s text:c="18"/>|</text:p>
      <text:p text:style-name="Standard">| SCHEMA_PRIVILEGES <text:s text:c="20"/>|</text:p>
      <text:p text:style-name="Standard">| STATISTICS <text:s text:c="27"/>|</text:p>
      <text:p text:style-name="Standard">| ST_GEOMETRY_COLUMNS <text:s text:c="18"/>|</text:p>
      <text:p text:style-name="Standard">| ST_SPATIAL_REFERENCE_SYSTEMS <text:s text:c="9"/>|</text:p>
      <text:p text:style-name="Standard">| ST_UNITS_OF_MEASURE <text:s text:c="18"/>|</text:p>
      <text:p text:style-name="Standard">| TABLES <text:s text:c="31"/>|</text:p>
      <text:p text:style-name="Standard">| TABLESPACES <text:s text:c="26"/>|</text:p>
      <text:p text:style-name="Standard">| TABLESPACES_EXTENSIONS <text:s text:c="15"/>|</text:p>
      <text:p text:style-name="Standard">| TABLES_EXTENSIONS <text:s text:c="20"/>|</text:p>
      <text:p text:style-name="Standard">| TABLE_CONSTRAINTS <text:s text:c="20"/>|</text:p>
      <text:p text:style-name="Standard">| TABLE_CONSTRAINTS_EXTENSIONS <text:s text:c="9"/>|</text:p>
      <text:p text:style-name="Standard">| TABLE_PRIVILEGES <text:s text:c="21"/>|</text:p>
      <text:p text:style-name="Standard">| TRIGGERS <text:s text:c="29"/>|</text:p>
      <text:p text:style-name="Standard">| USER_ATTRIBUTES <text:s text:c="22"/>|</text:p>
      <text:p text:style-name="Standard">| USER_PRIVILEGES <text:s text:c="22"/>|</text:p>
      <text:p text:style-name="Standard">| VIEWS <text:s text:c="32"/>|</text:p>
      <text:p text:style-name="Standard">| VIEW_ROUTINE_USAGE <text:s text:c="19"/>|</text:p>
      <text:p text:style-name="Standard">| VIEW_TABLE_USAGE <text:s text:c="21"/>|</text:p>
      <text:p text:style-name="Standard">+---------------------------------------+</text:p>
      <text:p text:style-name="Standard">79 rows in set (0.01 sec)</text:p>
      <text:p text:style-name="Standard"/>
      <text:p text:style-name="Standard">mysql&gt; select tables;</text:p>
      <text:p text:style-name="Standard">ERROR 1054 (42S22): Unknown column 'tables' in 'field list'</text:p>
      <text:p text:style-name="Standard">mysql&gt; desc <text:s/>tables;</text:p>
      <text:p text:style-name="Standard">+-----------------+--------------------------------------------------------------------+------+-----+---------+-------+</text:p>
      <text:p text:style-name="Standard">| Field <text:s text:c="10"/>| Type <text:s text:c="62"/>| Null | Key | Default | Extra |</text:p>
      <text:p text:style-name="Standard"><text:soft-page-break/>+-----------------+--------------------------------------------------------------------+------+-----+---------+-------+</text:p>
      <text:p text:style-name="Standard">| TABLE_CATALOG <text:s text:c="2"/>| varchar(64) <text:s text:c="55"/>| NO <text:s text:c="2"/>| <text:s text:c="4"/>| NULL <text:s text:c="3"/>| <text:s text:c="6"/>|</text:p>
      <text:p text:style-name="Standard">| TABLE_SCHEMA <text:s text:c="3"/>| varchar(64) <text:s text:c="55"/>| NO <text:s text:c="2"/>| <text:s text:c="4"/>| NULL <text:s text:c="3"/>| <text:s text:c="6"/>|</text:p>
      <text:p text:style-name="Standard">| TABLE_NAME <text:s text:c="5"/>| varchar(64) <text:s text:c="55"/>| NO <text:s text:c="2"/>| <text:s text:c="4"/>| NULL <text:s text:c="3"/>| <text:s text:c="6"/>|</text:p>
      <text:p text:style-name="Standard">| TABLE_TYPE <text:s text:c="5"/>| enum('BASE TABLE','VIEW','SYSTEM VIEW') <text:s text:c="27"/>| NO <text:s text:c="2"/>| <text:s text:c="4"/>| NULL <text:s text:c="3"/>| <text:s text:c="6"/>|</text:p>
      <text:p text:style-name="Standard">| ENGINE <text:s text:c="9"/>| varchar(64) <text:s text:c="55"/>| YES <text:s/>| <text:s text:c="4"/>| NULL <text:s text:c="3"/>| <text:s text:c="6"/>|</text:p>
      <text:p text:style-name="Standard">| VERSION <text:s text:c="8"/>| int <text:s text:c="63"/>| YES <text:s/>| <text:s text:c="4"/>| NULL <text:s text:c="3"/>| <text:s text:c="6"/>|</text:p>
      <text:p text:style-name="Standard">| ROW_FORMAT <text:s text:c="5"/>| enum('Fixed','Dynamic','Compressed','Redundant','Compact','Paged') | YES <text:s/>| <text:s text:c="4"/>| NULL <text:s text:c="3"/>| <text:s text:c="6"/>|</text:p>
      <text:p text:style-name="Standard">| TABLE_ROWS <text:s text:c="5"/>| bigint unsigned <text:s text:c="51"/>| YES <text:s/>| <text:s text:c="4"/>| NULL <text:s text:c="3"/>| <text:s text:c="6"/>|</text:p>
      <text:p text:style-name="Standard">| AVG_ROW_LENGTH <text:s/>| bigint unsigned <text:s text:c="51"/>| YES <text:s/>| <text:s text:c="4"/>| NULL <text:s text:c="3"/>| <text:s text:c="6"/>|</text:p>
      <text:p text:style-name="Standard">| DATA_LENGTH <text:s text:c="4"/>| bigint unsigned <text:s text:c="51"/>| YES <text:s/>| <text:s text:c="4"/>| NULL <text:s text:c="3"/>| <text:s text:c="6"/>|</text:p>
      <text:p text:style-name="Standard">| MAX_DATA_LENGTH | bigint unsigned <text:s text:c="51"/>| YES <text:s/>| <text:s text:c="4"/>| NULL <text:s text:c="3"/>| <text:s text:c="6"/>|</text:p>
      <text:p text:style-name="Standard">| INDEX_LENGTH <text:s text:c="3"/>| bigint unsigned <text:s text:c="51"/>| YES <text:s/>| <text:s text:c="4"/>| NULL <text:s text:c="3"/>| <text:s text:c="6"/>|</text:p>
      <text:p text:style-name="Standard">| DATA_FREE <text:s text:c="6"/>| bigint unsigned <text:s text:c="51"/>| YES <text:s/>| <text:s text:c="4"/>| NULL <text:s text:c="3"/>| <text:s text:c="6"/>|</text:p>
      <text:p text:style-name="Standard">| AUTO_INCREMENT <text:s/>| bigint unsigned <text:s text:c="51"/>| YES <text:s/>| <text:s text:c="4"/>| NULL <text:s text:c="3"/>| <text:s text:c="6"/>|</text:p>
      <text:p text:style-name="Standard">| CREATE_TIME <text:s text:c="4"/>| timestamp <text:s text:c="57"/>| NO <text:s text:c="2"/>| <text:s text:c="4"/>| NULL <text:s text:c="3"/>| <text:s text:c="6"/>|</text:p>
      <text:p text:style-name="Standard">| UPDATE_TIME <text:s text:c="4"/>| datetime <text:s text:c="58"/>| YES <text:s/>| <text:s text:c="4"/>| NULL <text:s text:c="3"/>| <text:s text:c="6"/>|</text:p>
      <text:p text:style-name="Standard">| CHECK_TIME <text:s text:c="5"/>| datetime <text:s text:c="58"/>| YES <text:s/>| <text:s text:c="4"/>| NULL <text:s text:c="3"/>| <text:s text:c="6"/>|</text:p>
      <text:p text:style-name="Standard">| TABLE_COLLATION | varchar(64) <text:s text:c="55"/>| YES <text:s/>| <text:s text:c="4"/>| NULL <text:s text:c="3"/>| <text:s text:c="6"/>|</text:p>
      <text:p text:style-name="Standard">| CHECKSUM <text:s text:c="7"/>| bigint <text:s text:c="60"/>| YES <text:s/>| <text:s text:c="4"/>| NULL <text:s text:c="3"/>| <text:s text:c="6"/>|</text:p>
      <text:p text:style-name="Standard">| CREATE_OPTIONS <text:s/>| varchar(256) <text:s text:c="54"/>| YES <text:s/>| <text:s text:c="4"/>| NULL <text:s text:c="3"/>| <text:s text:c="6"/>|</text:p>
      <text:p text:style-name="Standard">| TABLE_COMMENT <text:s text:c="2"/>| text <text:s text:c="62"/>| YES <text:s/>| <text:s text:c="4"/>| NULL <text:s text:c="3"/>| <text:s text:c="6"/>|</text:p>
      <text:p text:style-name="Standard">+-----------------+--------------------------------------------------------------------+------+-----+---------+-------+</text:p>
      <text:p text:style-name="Standard">21 rows in set (0.00 sec)</text:p>
      <text:p text:style-name="Standard"/>
      <text:p text:style-name="Standard">mysql&gt; select table_name</text:p>
      <text:p text:style-name="Standard"><text:s text:c="4"/>-&gt; from tables;</text:p>
      <text:p text:style-name="Standard">+------------------------------------------------------+</text:p>
      <text:p text:style-name="Standard">| TABLE_NAME <text:s text:c="42"/>|</text:p>
      <text:p text:style-name="Standard">+------------------------------------------------------+</text:p>
      <text:p text:style-name="Standard">| innodb_table_stats <text:s text:c="34"/>|</text:p>
      <text:p text:style-name="Standard">| innodb_index_stats <text:s text:c="34"/>|</text:p>
      <text:p text:style-name="Standard">| CHARACTER_SETS <text:s text:c="38"/>|</text:p>
      <text:p text:style-name="Standard">| CHECK_CONSTRAINTS <text:s text:c="35"/>|</text:p>
      <text:p text:style-name="Standard">| COLLATIONS <text:s text:c="42"/>|</text:p>
      <text:p text:style-name="Standard">| COLLATION_CHARACTER_SET_APPLICABILITY <text:s text:c="15"/>|</text:p>
      <text:p text:style-name="Standard">| COLUMNS <text:s text:c="45"/>|</text:p>
      <text:p text:style-name="Standard">| COLUMNS_EXTENSIONS <text:s text:c="34"/>|</text:p>
      <text:p text:style-name="Standard">| COLUMN_STATISTICS <text:s text:c="35"/>|</text:p>
      <text:p text:style-name="Standard">| EVENTS <text:s text:c="46"/>|</text:p>
      <text:p text:style-name="Standard">| FILES <text:s text:c="47"/>|</text:p>
      <text:p text:style-name="Standard">| INNODB_DATAFILES <text:s text:c="36"/>|</text:p>
      <text:p text:style-name="Standard">| INNODB_FOREIGN <text:s text:c="38"/>|</text:p>
      <text:p text:style-name="Standard">| INNODB_FOREIGN_COLS <text:s text:c="33"/>|</text:p>
      <text:p text:style-name="Standard">| INNODB_FIELDS <text:s text:c="39"/>|</text:p>
      <text:p text:style-name="Standard">| INNODB_TABLESPACES_BRIEF <text:s text:c="28"/>|</text:p>
      <text:p text:style-name="Standard"><text:soft-page-break/>| KEY_COLUMN_USAGE <text:s text:c="36"/>|</text:p>
      <text:p text:style-name="Standard">| KEYWORDS <text:s text:c="44"/>|</text:p>
      <text:p text:style-name="Standard">| PARAMETERS <text:s text:c="42"/>|</text:p>
      <text:p text:style-name="Standard">| PARTITIONS <text:s text:c="42"/>|</text:p>
      <text:p text:style-name="Standard">| REFERENTIAL_CONSTRAINTS <text:s text:c="29"/>|</text:p>
      <text:p text:style-name="Standard">| RESOURCE_GROUPS <text:s text:c="37"/>|</text:p>
      <text:p text:style-name="Standard">| ROUTINES <text:s text:c="44"/>|</text:p>
      <text:p text:style-name="Standard">| SCHEMATA <text:s text:c="44"/>|</text:p>
      <text:p text:style-name="Standard">| SCHEMATA_EXTENSIONS <text:s text:c="33"/>|</text:p>
      <text:p text:style-name="Standard">| ST_SPATIAL_REFERENCE_SYSTEMS <text:s text:c="24"/>|</text:p>
      <text:p text:style-name="Standard">| ST_UNITS_OF_MEASURE <text:s text:c="33"/>|</text:p>
      <text:p text:style-name="Standard">| ST_GEOMETRY_COLUMNS <text:s text:c="33"/>|</text:p>
      <text:p text:style-name="Standard">| STATISTICS <text:s text:c="42"/>|</text:p>
      <text:p text:style-name="Standard">| TABLE_CONSTRAINTS <text:s text:c="35"/>|</text:p>
      <text:p text:style-name="Standard">| TABLE_CONSTRAINTS_EXTENSIONS <text:s text:c="24"/>|</text:p>
      <text:p text:style-name="Standard">| TABLES <text:s text:c="46"/>|</text:p>
      <text:p text:style-name="Standard">| TABLES_EXTENSIONS <text:s text:c="35"/>|</text:p>
      <text:p text:style-name="Standard">| TABLESPACES_EXTENSIONS <text:s text:c="30"/>|</text:p>
      <text:p text:style-name="Standard">| TRIGGERS <text:s text:c="44"/>|</text:p>
      <text:p text:style-name="Standard">| VIEW_ROUTINE_USAGE <text:s text:c="34"/>|</text:p>
      <text:p text:style-name="Standard">| VIEW_TABLE_USAGE <text:s text:c="36"/>|</text:p>
      <text:p text:style-name="Standard">| VIEWS <text:s text:c="47"/>|</text:p>
      <text:p text:style-name="Standard">| COLUMN_PRIVILEGES <text:s text:c="35"/>|</text:p>
      <text:p text:style-name="Standard">| ENGINES <text:s text:c="45"/>|</text:p>
      <text:p text:style-name="Standard">| OPTIMIZER_TRACE <text:s text:c="37"/>|</text:p>
      <text:p text:style-name="Standard">| PLUGINS <text:s text:c="45"/>|</text:p>
      <text:p text:style-name="Standard">| PROCESSLIST <text:s text:c="41"/>|</text:p>
      <text:p text:style-name="Standard">| PROFILING <text:s text:c="43"/>|</text:p>
      <text:p text:style-name="Standard">| SCHEMA_PRIVILEGES <text:s text:c="35"/>|</text:p>
      <text:p text:style-name="Standard">| TABLESPACES <text:s text:c="41"/>|</text:p>
      <text:p text:style-name="Standard">| TABLE_PRIVILEGES <text:s text:c="36"/>|</text:p>
      <text:p text:style-name="Standard">| USER_PRIVILEGES <text:s text:c="37"/>|</text:p>
      <text:p text:style-name="Standard">| cond_instances <text:s text:c="38"/>|</text:p>
      <text:p text:style-name="Standard">| error_log <text:s text:c="43"/>|</text:p>
      <text:p text:style-name="Standard">| events_waits_current <text:s text:c="32"/>|</text:p>
      <text:p text:style-name="Standard">| events_waits_history <text:s text:c="32"/>|</text:p>
      <text:p text:style-name="Standard">| events_waits_history_long <text:s text:c="27"/>|</text:p>
      <text:p text:style-name="Standard">| events_waits_summary_by_host_by_event_name <text:s text:c="10"/>|</text:p>
      <text:p text:style-name="Standard">| events_waits_summary_by_instance <text:s text:c="20"/>|</text:p>
      <text:p text:style-name="Standard">| events_waits_summary_by_thread_by_event_name <text:s text:c="8"/>|</text:p>
      <text:p text:style-name="Standard">| events_waits_summary_by_user_by_event_name <text:s text:c="10"/>|</text:p>
      <text:p text:style-name="Standard">| events_waits_summary_by_account_by_event_name <text:s text:c="7"/>|</text:p>
      <text:p text:style-name="Standard">| events_waits_summary_global_by_event_name <text:s text:c="11"/>|</text:p>
      <text:p text:style-name="Standard">| file_instances <text:s text:c="38"/>|</text:p>
      <text:p text:style-name="Standard">| file_summary_by_event_name <text:s text:c="26"/>|</text:p>
      <text:p text:style-name="Standard">| file_summary_by_instance <text:s text:c="28"/>|</text:p>
      <text:p text:style-name="Standard">| host_cache <text:s text:c="42"/>|</text:p>
      <text:p text:style-name="Standard">| mutex_instances <text:s text:c="37"/>|</text:p>
      <text:p text:style-name="Standard">| objects_summary_global_by_type <text:s text:c="22"/>|</text:p>
      <text:p text:style-name="Standard">| performance_timers <text:s text:c="34"/>|</text:p>
      <text:p text:style-name="Standard">| processlist <text:s text:c="41"/>|</text:p>
      <text:p text:style-name="Standard">| rwlock_instances <text:s text:c="36"/>|</text:p>
      <text:p text:style-name="Standard"><text:soft-page-break/>| setup_actors <text:s text:c="40"/>|</text:p>
      <text:p text:style-name="Standard">| setup_consumers <text:s text:c="37"/>|</text:p>
      <text:p text:style-name="Standard">| setup_instruments <text:s text:c="35"/>|</text:p>
      <text:p text:style-name="Standard">| setup_objects <text:s text:c="39"/>|</text:p>
      <text:p text:style-name="Standard">| setup_threads <text:s text:c="39"/>|</text:p>
      <text:p text:style-name="Standard">| table_io_waits_summary_by_index_usage <text:s text:c="15"/>|</text:p>
      <text:p text:style-name="Standard">| table_io_waits_summary_by_table <text:s text:c="21"/>|</text:p>
      <text:p text:style-name="Standard">| table_lock_waits_summary_by_table <text:s text:c="19"/>|</text:p>
      <text:p text:style-name="Standard">| threads <text:s text:c="45"/>|</text:p>
      <text:p text:style-name="Standard">| events_stages_current <text:s text:c="31"/>|</text:p>
      <text:p text:style-name="Standard">| events_stages_history <text:s text:c="31"/>|</text:p>
      <text:p text:style-name="Standard">| events_stages_history_long <text:s text:c="26"/>|</text:p>
      <text:p text:style-name="Standard">| events_stages_summary_by_thread_by_event_name <text:s text:c="7"/>|</text:p>
      <text:p text:style-name="Standard">| events_stages_summary_by_account_by_event_name <text:s text:c="6"/>|</text:p>
      <text:p text:style-name="Standard">| events_stages_summary_by_user_by_event_name <text:s text:c="9"/>|</text:p>
      <text:p text:style-name="Standard">| events_stages_summary_by_host_by_event_name <text:s text:c="9"/>|</text:p>
      <text:p text:style-name="Standard">| events_stages_summary_global_by_event_name <text:s text:c="10"/>|</text:p>
      <text:p text:style-name="Standard">| events_statements_current <text:s text:c="27"/>|</text:p>
      <text:p text:style-name="Standard">| events_statements_history <text:s text:c="27"/>|</text:p>
      <text:p text:style-name="Standard">| events_statements_history_long <text:s text:c="22"/>|</text:p>
      <text:p text:style-name="Standard">| events_statements_summary_by_thread_by_event_name <text:s text:c="3"/>|</text:p>
      <text:p text:style-name="Standard">| events_statements_summary_by_account_by_event_name <text:s text:c="2"/>|</text:p>
      <text:p text:style-name="Standard">| events_statements_summary_by_user_by_event_name <text:s text:c="5"/>|</text:p>
      <text:p text:style-name="Standard">| events_statements_summary_by_host_by_event_name <text:s text:c="5"/>|</text:p>
      <text:p text:style-name="Standard">| events_statements_summary_global_by_event_name <text:s text:c="6"/>|</text:p>
      <text:p text:style-name="Standard">| events_statements_summary_by_digest <text:s text:c="17"/>|</text:p>
      <text:p text:style-name="Standard">| events_statements_summary_by_program <text:s text:c="16"/>|</text:p>
      <text:p text:style-name="Standard">| events_statements_histogram_global <text:s text:c="18"/>|</text:p>
      <text:p text:style-name="Standard">| events_statements_histogram_by_digest <text:s text:c="15"/>|</text:p>
      <text:p text:style-name="Standard">| events_transactions_current <text:s text:c="25"/>|</text:p>
      <text:p text:style-name="Standard">| events_transactions_history <text:s text:c="25"/>|</text:p>
      <text:p text:style-name="Standard">| events_transactions_history_long <text:s text:c="20"/>|</text:p>
      <text:p text:style-name="Standard">| events_transactions_summary_by_thread_by_event_name <text:s/>|</text:p>
      <text:p text:style-name="Standard">| events_transactions_summary_by_account_by_event_name |</text:p>
      <text:p text:style-name="Standard">| events_transactions_summary_by_user_by_event_name <text:s text:c="3"/>|</text:p>
      <text:p text:style-name="Standard">| events_transactions_summary_by_host_by_event_name <text:s text:c="3"/>|</text:p>
      <text:p text:style-name="Standard">| events_transactions_summary_global_by_event_name <text:s text:c="4"/>|</text:p>
      <text:p text:style-name="Standard">| events_errors_summary_by_user_by_error <text:s text:c="14"/>|</text:p>
      <text:p text:style-name="Standard">| events_errors_summary_by_host_by_error <text:s text:c="14"/>|</text:p>
      <text:p text:style-name="Standard">| events_errors_summary_by_account_by_error <text:s text:c="11"/>|</text:p>
      <text:p text:style-name="Standard">| events_errors_summary_by_thread_by_error <text:s text:c="12"/>|</text:p>
      <text:p text:style-name="Standard">| events_errors_summary_global_by_error <text:s text:c="15"/>|</text:p>
      <text:p text:style-name="Standard">| users <text:s text:c="47"/>|</text:p>
      <text:p text:style-name="Standard">| accounts <text:s text:c="44"/>|</text:p>
      <text:p text:style-name="Standard">| hosts <text:s text:c="47"/>|</text:p>
      <text:p text:style-name="Standard">| socket_instances <text:s text:c="36"/>|</text:p>
      <text:p text:style-name="Standard">| socket_summary_by_instance <text:s text:c="26"/>|</text:p>
      <text:p text:style-name="Standard">| socket_summary_by_event_name <text:s text:c="24"/>|</text:p>
      <text:p text:style-name="Standard">| session_connect_attrs <text:s text:c="31"/>|</text:p>
      <text:p text:style-name="Standard">| session_account_connect_attrs <text:s text:c="23"/>|</text:p>
      <text:p text:style-name="Standard">| keyring_keys <text:s text:c="40"/>|</text:p>
      <text:p text:style-name="Standard">| memory_summary_global_by_event_name <text:s text:c="17"/>|</text:p>
      <text:p text:style-name="Standard"><text:soft-page-break/>| memory_summary_by_account_by_event_name <text:s text:c="13"/>|</text:p>
      <text:p text:style-name="Standard">| memory_summary_by_host_by_event_name <text:s text:c="16"/>|</text:p>
      <text:p text:style-name="Standard">| memory_summary_by_thread_by_event_name <text:s text:c="14"/>|</text:p>
      <text:p text:style-name="Standard">| memory_summary_by_user_by_event_name <text:s text:c="16"/>|</text:p>
      <text:p text:style-name="Standard">| table_handles <text:s text:c="39"/>|</text:p>
      <text:p text:style-name="Standard">| metadata_locks <text:s text:c="38"/>|</text:p>
      <text:p text:style-name="Standard">| data_locks <text:s text:c="42"/>|</text:p>
      <text:p text:style-name="Standard">| data_lock_waits <text:s text:c="37"/>|</text:p>
      <text:p text:style-name="Standard">| replication_connection_configuration <text:s text:c="16"/>|</text:p>
      <text:p text:style-name="Standard">| replication_group_members <text:s text:c="27"/>|</text:p>
      <text:p text:style-name="Standard">| replication_connection_status <text:s text:c="23"/>|</text:p>
      <text:p text:style-name="Standard">| replication_applier_configuration <text:s text:c="19"/>|</text:p>
      <text:p text:style-name="Standard">| replication_applier_status <text:s text:c="26"/>|</text:p>
      <text:p text:style-name="Standard">| replication_applier_status_by_coordinator <text:s text:c="11"/>|</text:p>
      <text:p text:style-name="Standard">| replication_applier_status_by_worker <text:s text:c="16"/>|</text:p>
      <text:p text:style-name="Standard">| replication_group_member_stats <text:s text:c="22"/>|</text:p>
      <text:p text:style-name="Standard">| replication_applier_filters <text:s text:c="25"/>|</text:p>
      <text:p text:style-name="Standard">| replication_applier_global_filters <text:s text:c="18"/>|</text:p>
      <text:p text:style-name="Standard">| replication_asynchronous_connection_failover <text:s text:c="8"/>|</text:p>
      <text:p text:style-name="Standard">| replication_asynchronous_connection_failover_managed |</text:p>
      <text:p text:style-name="Standard">| log_status <text:s text:c="42"/>|</text:p>
      <text:p text:style-name="Standard">| prepared_statements_instances <text:s text:c="23"/>|</text:p>
      <text:p text:style-name="Standard">| user_variables_by_thread <text:s text:c="28"/>|</text:p>
      <text:p text:style-name="Standard">| status_by_account <text:s text:c="35"/>|</text:p>
      <text:p text:style-name="Standard">| status_by_host <text:s text:c="38"/>|</text:p>
      <text:p text:style-name="Standard">| status_by_thread <text:s text:c="36"/>|</text:p>
      <text:p text:style-name="Standard">| status_by_user <text:s text:c="38"/>|</text:p>
      <text:p text:style-name="Standard">| global_status <text:s text:c="39"/>|</text:p>
      <text:p text:style-name="Standard">| session_status <text:s text:c="38"/>|</text:p>
      <text:p text:style-name="Standard">| variables_by_thread <text:s text:c="33"/>|</text:p>
      <text:p text:style-name="Standard">| global_variables <text:s text:c="36"/>|</text:p>
      <text:p text:style-name="Standard">| session_variables <text:s text:c="35"/>|</text:p>
      <text:p text:style-name="Standard">| variables_info <text:s text:c="38"/>|</text:p>
      <text:p text:style-name="Standard">| persisted_variables <text:s text:c="33"/>|</text:p>
      <text:p text:style-name="Standard">| user_defined_functions <text:s text:c="30"/>|</text:p>
      <text:p text:style-name="Standard">| binary_log_transaction_compression_stats <text:s text:c="12"/>|</text:p>
      <text:p text:style-name="Standard">| tls_channel_status <text:s text:c="34"/>|</text:p>
      <text:p text:style-name="Standard">| keyring_component_status <text:s text:c="28"/>|</text:p>
      <text:p text:style-name="Standard">| db <text:s text:c="50"/>|</text:p>
      <text:p text:style-name="Standard">| user <text:s text:c="48"/>|</text:p>
      <text:p text:style-name="Standard">| default_roles <text:s text:c="39"/>|</text:p>
      <text:p text:style-name="Standard">| role_edges <text:s text:c="42"/>|</text:p>
      <text:p text:style-name="Standard">| global_grants <text:s text:c="39"/>|</text:p>
      <text:p text:style-name="Standard">| password_history <text:s text:c="36"/>|</text:p>
      <text:p text:style-name="Standard">| func <text:s text:c="48"/>|</text:p>
      <text:p text:style-name="Standard">| plugin <text:s text:c="46"/>|</text:p>
      <text:p text:style-name="Standard">| help_topic <text:s text:c="42"/>|</text:p>
      <text:p text:style-name="Standard">| help_category <text:s text:c="39"/>|</text:p>
      <text:p text:style-name="Standard">| help_relation <text:s text:c="39"/>|</text:p>
      <text:p text:style-name="Standard">| servers <text:s text:c="45"/>|</text:p>
      <text:p text:style-name="Standard">| tables_priv <text:s text:c="41"/>|</text:p>
      <text:p text:style-name="Standard">| columns_priv <text:s text:c="40"/>|</text:p>
      <text:p text:style-name="Standard"><text:soft-page-break/>| help_keyword <text:s text:c="40"/>|</text:p>
      <text:p text:style-name="Standard">| time_zone_name <text:s text:c="38"/>|</text:p>
      <text:p text:style-name="Standard">| time_zone <text:s text:c="43"/>|</text:p>
      <text:p text:style-name="Standard">| time_zone_transition <text:s text:c="32"/>|</text:p>
      <text:p text:style-name="Standard">| time_zone_transition_type <text:s text:c="27"/>|</text:p>
      <text:p text:style-name="Standard">| time_zone_leap_second <text:s text:c="31"/>|</text:p>
      <text:p text:style-name="Standard">| procs_priv <text:s text:c="42"/>|</text:p>
      <text:p text:style-name="Standard">| general_log <text:s text:c="41"/>|</text:p>
      <text:p text:style-name="Standard">| slow_log <text:s text:c="44"/>|</text:p>
      <text:p text:style-name="Standard">| component <text:s text:c="43"/>|</text:p>
      <text:p text:style-name="Standard">| slave_relay_log_info <text:s text:c="32"/>|</text:p>
      <text:p text:style-name="Standard">| slave_master_info <text:s text:c="35"/>|</text:p>
      <text:p text:style-name="Standard">| slave_worker_info <text:s text:c="35"/>|</text:p>
      <text:p text:style-name="Standard">| gtid_executed <text:s text:c="39"/>|</text:p>
      <text:p text:style-name="Standard">| replication_asynchronous_connection_failover <text:s text:c="8"/>|</text:p>
      <text:p text:style-name="Standard">| replication_asynchronous_connection_failover_managed |</text:p>
      <text:p text:style-name="Standard">| replication_group_member_actions <text:s text:c="20"/>|</text:p>
      <text:p text:style-name="Standard">| replication_group_configuration_version <text:s text:c="13"/>|</text:p>
      <text:p text:style-name="Standard">| server_cost <text:s text:c="41"/>|</text:p>
      <text:p text:style-name="Standard">| engine_cost <text:s text:c="41"/>|</text:p>
      <text:p text:style-name="Standard">| proxies_priv <text:s text:c="40"/>|</text:p>
      <text:p text:style-name="Standard">| version <text:s text:c="45"/>|</text:p>
      <text:p text:style-name="Standard">| sys_config <text:s text:c="42"/>|</text:p>
      <text:p text:style-name="Standard">| innodb_buffer_stats_by_schema <text:s text:c="23"/>|</text:p>
      <text:p text:style-name="Standard">| x$innodb_buffer_stats_by_schema <text:s text:c="21"/>|</text:p>
      <text:p text:style-name="Standard">| innodb_buffer_stats_by_table <text:s text:c="24"/>|</text:p>
      <text:p text:style-name="Standard">| x$innodb_buffer_stats_by_table <text:s text:c="22"/>|</text:p>
      <text:p text:style-name="Standard">| schema_object_overview <text:s text:c="30"/>|</text:p>
      <text:p text:style-name="Standard">| schema_auto_increment_columns <text:s text:c="23"/>|</text:p>
      <text:p text:style-name="Standard">| x$schema_flattened_keys <text:s text:c="29"/>|</text:p>
      <text:p text:style-name="Standard">| schema_redundant_indexes <text:s text:c="28"/>|</text:p>
      <text:p text:style-name="Standard">| ps_check_lost_instrumentation <text:s text:c="23"/>|</text:p>
      <text:p text:style-name="Standard">| latest_file_io <text:s text:c="38"/>|</text:p>
      <text:p text:style-name="Standard">| x$latest_file_io <text:s text:c="36"/>|</text:p>
      <text:p text:style-name="Standard">| io_by_thread_by_latency <text:s text:c="29"/>|</text:p>
      <text:p text:style-name="Standard">| x$io_by_thread_by_latency <text:s text:c="27"/>|</text:p>
      <text:p text:style-name="Standard">| io_global_by_file_by_bytes <text:s text:c="26"/>|</text:p>
      <text:p text:style-name="Standard">| x$io_global_by_file_by_bytes <text:s text:c="24"/>|</text:p>
      <text:p text:style-name="Standard">| io_global_by_file_by_latency <text:s text:c="24"/>|</text:p>
      <text:p text:style-name="Standard">| x$io_global_by_file_by_latency <text:s text:c="22"/>|</text:p>
      <text:p text:style-name="Standard">| io_global_by_wait_by_bytes <text:s text:c="26"/>|</text:p>
      <text:p text:style-name="Standard">| x$io_global_by_wait_by_bytes <text:s text:c="24"/>|</text:p>
      <text:p text:style-name="Standard">| io_global_by_wait_by_latency <text:s text:c="24"/>|</text:p>
      <text:p text:style-name="Standard">| x$io_global_by_wait_by_latency <text:s text:c="22"/>|</text:p>
      <text:p text:style-name="Standard">| innodb_lock_waits <text:s text:c="35"/>|</text:p>
      <text:p text:style-name="Standard">| x$innodb_lock_waits <text:s text:c="33"/>|</text:p>
      <text:p text:style-name="Standard">| memory_by_user_by_current_bytes <text:s text:c="21"/>|</text:p>
      <text:p text:style-name="Standard">| x$memory_by_user_by_current_bytes <text:s text:c="19"/>|</text:p>
      <text:p text:style-name="Standard">| memory_by_host_by_current_bytes <text:s text:c="21"/>|</text:p>
      <text:p text:style-name="Standard">| x$memory_by_host_by_current_bytes <text:s text:c="19"/>|</text:p>
      <text:p text:style-name="Standard">| memory_by_thread_by_current_bytes <text:s text:c="19"/>|</text:p>
      <text:p text:style-name="Standard">| x$memory_by_thread_by_current_bytes <text:s text:c="17"/>|</text:p>
      <text:p text:style-name="Standard"><text:soft-page-break/>| memory_global_by_current_bytes <text:s text:c="22"/>|</text:p>
      <text:p text:style-name="Standard">| x$memory_global_by_current_bytes <text:s text:c="20"/>|</text:p>
      <text:p text:style-name="Standard">| memory_global_total <text:s text:c="33"/>|</text:p>
      <text:p text:style-name="Standard">| x$memory_global_total <text:s text:c="31"/>|</text:p>
      <text:p text:style-name="Standard">| schema_index_statistics <text:s text:c="29"/>|</text:p>
      <text:p text:style-name="Standard">| x$schema_index_statistics <text:s text:c="27"/>|</text:p>
      <text:p text:style-name="Standard">| x$ps_schema_table_statistics_io <text:s text:c="21"/>|</text:p>
      <text:p text:style-name="Standard">| schema_table_statistics <text:s text:c="29"/>|</text:p>
      <text:p text:style-name="Standard">| x$schema_table_statistics <text:s text:c="27"/>|</text:p>
      <text:p text:style-name="Standard">| schema_table_statistics_with_buffer <text:s text:c="17"/>|</text:p>
      <text:p text:style-name="Standard">| x$schema_table_statistics_with_buffer <text:s text:c="15"/>|</text:p>
      <text:p text:style-name="Standard">| schema_tables_with_full_table_scans <text:s text:c="17"/>|</text:p>
      <text:p text:style-name="Standard">| x$schema_tables_with_full_table_scans <text:s text:c="15"/>|</text:p>
      <text:p text:style-name="Standard">| schema_unused_indexes <text:s text:c="31"/>|</text:p>
      <text:p text:style-name="Standard">| schema_table_lock_waits <text:s text:c="29"/>|</text:p>
      <text:p text:style-name="Standard">| x$schema_table_lock_waits <text:s text:c="27"/>|</text:p>
      <text:p text:style-name="Standard">| statement_analysis <text:s text:c="34"/>|</text:p>
      <text:p text:style-name="Standard">| x$statement_analysis <text:s text:c="32"/>|</text:p>
      <text:p text:style-name="Standard">| statements_with_errors_or_warnings <text:s text:c="18"/>|</text:p>
      <text:p text:style-name="Standard">| x$statements_with_errors_or_warnings <text:s text:c="16"/>|</text:p>
      <text:p text:style-name="Standard">| statements_with_full_table_scans <text:s text:c="20"/>|</text:p>
      <text:p text:style-name="Standard">| x$statements_with_full_table_scans <text:s text:c="18"/>|</text:p>
      <text:p text:style-name="Standard">| x$ps_digest_avg_latency_distribution <text:s text:c="16"/>|</text:p>
      <text:p text:style-name="Standard">| x$ps_digest_95th_percentile_by_avg_us <text:s text:c="15"/>|</text:p>
      <text:p text:style-name="Standard">| statements_with_runtimes_in_95th_percentile <text:s text:c="9"/>|</text:p>
      <text:p text:style-name="Standard">| x$statements_with_runtimes_in_95th_percentile <text:s text:c="7"/>|</text:p>
      <text:p text:style-name="Standard">| statements_with_sorting <text:s text:c="29"/>|</text:p>
      <text:p text:style-name="Standard">| x$statements_with_sorting <text:s text:c="27"/>|</text:p>
      <text:p text:style-name="Standard">| statements_with_temp_tables <text:s text:c="25"/>|</text:p>
      <text:p text:style-name="Standard">| x$statements_with_temp_tables <text:s text:c="23"/>|</text:p>
      <text:p text:style-name="Standard">| user_summary_by_file_io_type <text:s text:c="24"/>|</text:p>
      <text:p text:style-name="Standard">| x$user_summary_by_file_io_type <text:s text:c="22"/>|</text:p>
      <text:p text:style-name="Standard">| user_summary_by_file_io <text:s text:c="29"/>|</text:p>
      <text:p text:style-name="Standard">| x$user_summary_by_file_io <text:s text:c="27"/>|</text:p>
      <text:p text:style-name="Standard">| user_summary_by_statement_type <text:s text:c="22"/>|</text:p>
      <text:p text:style-name="Standard">| x$user_summary_by_statement_type <text:s text:c="20"/>|</text:p>
      <text:p text:style-name="Standard">| user_summary_by_statement_latency <text:s text:c="19"/>|</text:p>
      <text:p text:style-name="Standard">| x$user_summary_by_statement_latency <text:s text:c="17"/>|</text:p>
      <text:p text:style-name="Standard">| user_summary_by_stages <text:s text:c="30"/>|</text:p>
      <text:p text:style-name="Standard">| x$user_summary_by_stages <text:s text:c="28"/>|</text:p>
      <text:p text:style-name="Standard">| user_summary <text:s text:c="40"/>|</text:p>
      <text:p text:style-name="Standard">| x$user_summary <text:s text:c="38"/>|</text:p>
      <text:p text:style-name="Standard">| host_summary_by_file_io_type <text:s text:c="24"/>|</text:p>
      <text:p text:style-name="Standard">| x$host_summary_by_file_io_type <text:s text:c="22"/>|</text:p>
      <text:p text:style-name="Standard">| host_summary_by_file_io <text:s text:c="29"/>|</text:p>
      <text:p text:style-name="Standard">| x$host_summary_by_file_io <text:s text:c="27"/>|</text:p>
      <text:p text:style-name="Standard">| host_summary_by_statement_type <text:s text:c="22"/>|</text:p>
      <text:p text:style-name="Standard">| x$host_summary_by_statement_type <text:s text:c="20"/>|</text:p>
      <text:p text:style-name="Standard">| host_summary_by_statement_latency <text:s text:c="19"/>|</text:p>
      <text:p text:style-name="Standard">| x$host_summary_by_statement_latency <text:s text:c="17"/>|</text:p>
      <text:p text:style-name="Standard">| host_summary_by_stages <text:s text:c="30"/>|</text:p>
      <text:p text:style-name="Standard">| x$host_summary_by_stages <text:s text:c="28"/>|</text:p>
      <text:p text:style-name="Standard"><text:soft-page-break/>| host_summary <text:s text:c="40"/>|</text:p>
      <text:p text:style-name="Standard">| x$host_summary <text:s text:c="38"/>|</text:p>
      <text:p text:style-name="Standard">| wait_classes_global_by_avg_latency <text:s text:c="18"/>|</text:p>
      <text:p text:style-name="Standard">| x$wait_classes_global_by_avg_latency <text:s text:c="16"/>|</text:p>
      <text:p text:style-name="Standard">| wait_classes_global_by_latency <text:s text:c="22"/>|</text:p>
      <text:p text:style-name="Standard">| x$wait_classes_global_by_latency <text:s text:c="20"/>|</text:p>
      <text:p text:style-name="Standard">| waits_by_user_by_latency <text:s text:c="28"/>|</text:p>
      <text:p text:style-name="Standard">| x$waits_by_user_by_latency <text:s text:c="26"/>|</text:p>
      <text:p text:style-name="Standard">| waits_by_host_by_latency <text:s text:c="28"/>|</text:p>
      <text:p text:style-name="Standard">| x$waits_by_host_by_latency <text:s text:c="26"/>|</text:p>
      <text:p text:style-name="Standard">| waits_global_by_latency <text:s text:c="29"/>|</text:p>
      <text:p text:style-name="Standard">| x$waits_global_by_latency <text:s text:c="27"/>|</text:p>
      <text:p text:style-name="Standard">| metrics <text:s text:c="45"/>|</text:p>
      <text:p text:style-name="Standard">| processlist <text:s text:c="41"/>|</text:p>
      <text:p text:style-name="Standard">| x$processlist <text:s text:c="39"/>|</text:p>
      <text:p text:style-name="Standard">| session <text:s text:c="45"/>|</text:p>
      <text:p text:style-name="Standard">| x$session <text:s text:c="43"/>|</text:p>
      <text:p text:style-name="Standard">| session_ssl_status <text:s text:c="34"/>|</text:p>
      <text:p text:style-name="Standard">| ENABLED_ROLES <text:s text:c="39"/>|</text:p>
      <text:p text:style-name="Standard">| APPLICABLE_ROLES <text:s text:c="36"/>|</text:p>
      <text:p text:style-name="Standard">| ADMINISTRABLE_ROLE_AUTHORIZATIONS <text:s text:c="19"/>|</text:p>
      <text:p text:style-name="Standard">| ROLE_COLUMN_GRANTS <text:s text:c="34"/>|</text:p>
      <text:p text:style-name="Standard">| ROLE_ROUTINE_GRANTS <text:s text:c="33"/>|</text:p>
      <text:p text:style-name="Standard">| ROLE_TABLE_GRANTS <text:s text:c="35"/>|</text:p>
      <text:p text:style-name="Standard">| USER_ATTRIBUTES <text:s text:c="37"/>|</text:p>
      <text:p text:style-name="Standard">| INNODB_SESSION_TEMP_TABLESPACES <text:s text:c="21"/>|</text:p>
      <text:p text:style-name="Standard">| INNODB_VIRTUAL <text:s text:c="38"/>|</text:p>
      <text:p text:style-name="Standard">| INNODB_BUFFER_POOL_STATS <text:s text:c="28"/>|</text:p>
      <text:p text:style-name="Standard">| INNODB_BUFFER_PAGE <text:s text:c="34"/>|</text:p>
      <text:p text:style-name="Standard">| INNODB_CMPMEM_RESET <text:s text:c="33"/>|</text:p>
      <text:p text:style-name="Standard">| INNODB_CMPMEM <text:s text:c="39"/>|</text:p>
      <text:p text:style-name="Standard">| INNODB_TRX <text:s text:c="42"/>|</text:p>
      <text:p text:style-name="Standard">| INNODB_CMP_PER_INDEX_RESET <text:s text:c="26"/>|</text:p>
      <text:p text:style-name="Standard">| INNODB_CMP_RESET <text:s text:c="36"/>|</text:p>
      <text:p text:style-name="Standard">| INNODB_FT_DEFAULT_STOPWORD <text:s text:c="26"/>|</text:p>
      <text:p text:style-name="Standard">| INNODB_METRICS <text:s text:c="38"/>|</text:p>
      <text:p text:style-name="Standard">| INNODB_TEMP_TABLE_INFO <text:s text:c="30"/>|</text:p>
      <text:p text:style-name="Standard">| INNODB_FT_DELETED <text:s text:c="35"/>|</text:p>
      <text:p text:style-name="Standard">| INNODB_TABLESTATS <text:s text:c="35"/>|</text:p>
      <text:p text:style-name="Standard">| INNODB_CMP <text:s text:c="42"/>|</text:p>
      <text:p text:style-name="Standard">| INNODB_TABLES <text:s text:c="39"/>|</text:p>
      <text:p text:style-name="Standard">| INNODB_FT_BEING_DELETED <text:s text:c="29"/>|</text:p>
      <text:p text:style-name="Standard">| INNODB_BUFFER_PAGE_LRU <text:s text:c="30"/>|</text:p>
      <text:p text:style-name="Standard">| INNODB_CMP_PER_INDEX <text:s text:c="32"/>|</text:p>
      <text:p text:style-name="Standard">| INNODB_FT_CONFIG <text:s text:c="36"/>|</text:p>
      <text:p text:style-name="Standard">| INNODB_CACHED_INDEXES <text:s text:c="31"/>|</text:p>
      <text:p text:style-name="Standard">| INNODB_FT_INDEX_TABLE <text:s text:c="31"/>|</text:p>
      <text:p text:style-name="Standard">| INNODB_COLUMNS <text:s text:c="38"/>|</text:p>
      <text:p text:style-name="Standard">| INNODB_FT_INDEX_CACHE <text:s text:c="31"/>|</text:p>
      <text:p text:style-name="Standard">| INNODB_INDEXES <text:s text:c="38"/>|</text:p>
      <text:p text:style-name="Standard">| INNODB_TABLESPACES <text:s text:c="34"/>|</text:p>
      <text:p text:style-name="Standard">| cust <text:s text:c="48"/>|</text:p>
      <text:p text:style-name="Standard"><text:soft-page-break/>| custtbl <text:s text:c="45"/>|</text:p>
      <text:p text:style-name="Standard">| stud <text:s text:c="48"/>|</text:p>
      <text:p text:style-name="Standard">| emp <text:s text:c="49"/>|</text:p>
      <text:p text:style-name="Standard">| dept <text:s text:c="48"/>|</text:p>
      <text:p text:style-name="Standard">| student <text:s text:c="45"/>|</text:p>
      <text:p text:style-name="Standard">| innodb_redo_log_files <text:s text:c="31"/>|</text:p>
      <text:p text:style-name="Standard">| student <text:s text:c="45"/>|</text:p>
      <text:p text:style-name="Standard">| student <text:s text:c="45"/>|</text:p>
      <text:p text:style-name="Standard">| dept <text:s text:c="48"/>|</text:p>
      <text:p text:style-name="Standard">| emp <text:s text:c="49"/>|</text:p>
      <text:p text:style-name="Standard">+------------------------------------------------------+</text:p>
      <text:p text:style-name="Standard">338 rows in set (0.01 sec)</text:p>
      <text:p text:style-name="Standard"/>
      <text:p text:style-name="Standard">mysql&gt; select table_name from tables;</text:p>
      <text:p text:style-name="Standard">+------------------------------------------------------+</text:p>
      <text:p text:style-name="Standard">| TABLE_NAME <text:s text:c="42"/>|</text:p>
      <text:p text:style-name="Standard">+------------------------------------------------------+</text:p>
      <text:p text:style-name="Standard">| innodb_table_stats <text:s text:c="34"/>|</text:p>
      <text:p text:style-name="Standard">| innodb_index_stats <text:s text:c="34"/>|</text:p>
      <text:p text:style-name="Standard">| CHARACTER_SETS <text:s text:c="38"/>|</text:p>
      <text:p text:style-name="Standard">| CHECK_CONSTRAINTS <text:s text:c="35"/>|</text:p>
      <text:p text:style-name="Standard">| COLLATIONS <text:s text:c="42"/>|</text:p>
      <text:p text:style-name="Standard">| COLLATION_CHARACTER_SET_APPLICABILITY <text:s text:c="15"/>|</text:p>
      <text:p text:style-name="Standard">| COLUMNS <text:s text:c="45"/>|</text:p>
      <text:p text:style-name="Standard">| COLUMNS_EXTENSIONS <text:s text:c="34"/>|</text:p>
      <text:p text:style-name="Standard">| COLUMN_STATISTICS <text:s text:c="35"/>|</text:p>
      <text:p text:style-name="Standard">| EVENTS <text:s text:c="46"/>|</text:p>
      <text:p text:style-name="Standard">| FILES <text:s text:c="47"/>|</text:p>
      <text:p text:style-name="Standard">| INNODB_DATAFILES <text:s text:c="36"/>|</text:p>
      <text:p text:style-name="Standard">| INNODB_FOREIGN <text:s text:c="38"/>|</text:p>
      <text:p text:style-name="Standard">| INNODB_FOREIGN_COLS <text:s text:c="33"/>|</text:p>
      <text:p text:style-name="Standard">| INNODB_FIELDS <text:s text:c="39"/>|</text:p>
      <text:p text:style-name="Standard">| INNODB_TABLESPACES_BRIEF <text:s text:c="28"/>|</text:p>
      <text:p text:style-name="Standard">| KEY_COLUMN_USAGE <text:s text:c="36"/>|</text:p>
      <text:p text:style-name="Standard">| KEYWORDS <text:s text:c="44"/>|</text:p>
      <text:p text:style-name="Standard">| PARAMETERS <text:s text:c="42"/>|</text:p>
      <text:p text:style-name="Standard">| PARTITIONS <text:s text:c="42"/>|</text:p>
      <text:p text:style-name="Standard">| REFERENTIAL_CONSTRAINTS <text:s text:c="29"/>|</text:p>
      <text:p text:style-name="Standard">| RESOURCE_GROUPS <text:s text:c="37"/>|</text:p>
      <text:p text:style-name="Standard">| ROUTINES <text:s text:c="44"/>|</text:p>
      <text:p text:style-name="Standard">| SCHEMATA <text:s text:c="44"/>|</text:p>
      <text:p text:style-name="Standard">| SCHEMATA_EXTENSIONS <text:s text:c="33"/>|</text:p>
      <text:p text:style-name="Standard">| ST_SPATIAL_REFERENCE_SYSTEMS <text:s text:c="24"/>|</text:p>
      <text:p text:style-name="Standard">| ST_UNITS_OF_MEASURE <text:s text:c="33"/>|</text:p>
      <text:p text:style-name="Standard">| ST_GEOMETRY_COLUMNS <text:s text:c="33"/>|</text:p>
      <text:p text:style-name="Standard">| STATISTICS <text:s text:c="42"/>|</text:p>
      <text:p text:style-name="Standard">| TABLE_CONSTRAINTS <text:s text:c="35"/>|</text:p>
      <text:p text:style-name="Standard">| TABLE_CONSTRAINTS_EXTENSIONS <text:s text:c="24"/>|</text:p>
      <text:p text:style-name="Standard">| TABLES <text:s text:c="46"/>|</text:p>
      <text:p text:style-name="Standard">| TABLES_EXTENSIONS <text:s text:c="35"/>|</text:p>
      <text:p text:style-name="Standard">| TABLESPACES_EXTENSIONS <text:s text:c="30"/>|</text:p>
      <text:p text:style-name="Standard">| TRIGGERS <text:s text:c="44"/>|</text:p>
      <text:p text:style-name="Standard"><text:soft-page-break/>| VIEW_ROUTINE_USAGE <text:s text:c="34"/>|</text:p>
      <text:p text:style-name="Standard">| VIEW_TABLE_USAGE <text:s text:c="36"/>|</text:p>
      <text:p text:style-name="Standard">| VIEWS <text:s text:c="47"/>|</text:p>
      <text:p text:style-name="Standard">| COLUMN_PRIVILEGES <text:s text:c="35"/>|</text:p>
      <text:p text:style-name="Standard">| ENGINES <text:s text:c="45"/>|</text:p>
      <text:p text:style-name="Standard">| OPTIMIZER_TRACE <text:s text:c="37"/>|</text:p>
      <text:p text:style-name="Standard">| PLUGINS <text:s text:c="45"/>|</text:p>
      <text:p text:style-name="Standard">| PROCESSLIST <text:s text:c="41"/>|</text:p>
      <text:p text:style-name="Standard">| PROFILING <text:s text:c="43"/>|</text:p>
      <text:p text:style-name="Standard">| SCHEMA_PRIVILEGES <text:s text:c="35"/>|</text:p>
      <text:p text:style-name="Standard">| TABLESPACES <text:s text:c="41"/>|</text:p>
      <text:p text:style-name="Standard">| TABLE_PRIVILEGES <text:s text:c="36"/>|</text:p>
      <text:p text:style-name="Standard">| USER_PRIVILEGES <text:s text:c="37"/>|</text:p>
      <text:p text:style-name="Standard">| cond_instances <text:s text:c="38"/>|</text:p>
      <text:p text:style-name="Standard">| error_log <text:s text:c="43"/>|</text:p>
      <text:p text:style-name="Standard">| events_waits_current <text:s text:c="32"/>|</text:p>
      <text:p text:style-name="Standard">| events_waits_history <text:s text:c="32"/>|</text:p>
      <text:p text:style-name="Standard">| events_waits_history_long <text:s text:c="27"/>|</text:p>
      <text:p text:style-name="Standard">| events_waits_summary_by_host_by_event_name <text:s text:c="10"/>|</text:p>
      <text:p text:style-name="Standard">| events_waits_summary_by_instance <text:s text:c="20"/>|</text:p>
      <text:p text:style-name="Standard">| events_waits_summary_by_thread_by_event_name <text:s text:c="8"/>|</text:p>
      <text:p text:style-name="Standard">| events_waits_summary_by_user_by_event_name <text:s text:c="10"/>|</text:p>
      <text:p text:style-name="Standard">| events_waits_summary_by_account_by_event_name <text:s text:c="7"/>|</text:p>
      <text:p text:style-name="Standard">| events_waits_summary_global_by_event_name <text:s text:c="11"/>|</text:p>
      <text:p text:style-name="Standard">| file_instances <text:s text:c="38"/>|</text:p>
      <text:p text:style-name="Standard">| file_summary_by_event_name <text:s text:c="26"/>|</text:p>
      <text:p text:style-name="Standard">| file_summary_by_instance <text:s text:c="28"/>|</text:p>
      <text:p text:style-name="Standard">| host_cache <text:s text:c="42"/>|</text:p>
      <text:p text:style-name="Standard">| mutex_instances <text:s text:c="37"/>|</text:p>
      <text:p text:style-name="Standard">| objects_summary_global_by_type <text:s text:c="22"/>|</text:p>
      <text:p text:style-name="Standard">| performance_timers <text:s text:c="34"/>|</text:p>
      <text:p text:style-name="Standard">| processlist <text:s text:c="41"/>|</text:p>
      <text:p text:style-name="Standard">| rwlock_instances <text:s text:c="36"/>|</text:p>
      <text:p text:style-name="Standard">| setup_actors <text:s text:c="40"/>|</text:p>
      <text:p text:style-name="Standard">| setup_consumers <text:s text:c="37"/>|</text:p>
      <text:p text:style-name="Standard">| setup_instruments <text:s text:c="35"/>|</text:p>
      <text:p text:style-name="Standard">| setup_objects <text:s text:c="39"/>|</text:p>
      <text:p text:style-name="Standard">| setup_threads <text:s text:c="39"/>|</text:p>
      <text:p text:style-name="Standard">| table_io_waits_summary_by_index_usage <text:s text:c="15"/>|</text:p>
      <text:p text:style-name="Standard">| table_io_waits_summary_by_table <text:s text:c="21"/>|</text:p>
      <text:p text:style-name="Standard">| table_lock_waits_summary_by_table <text:s text:c="19"/>|</text:p>
      <text:p text:style-name="Standard">| threads <text:s text:c="45"/>|</text:p>
      <text:p text:style-name="Standard">| events_stages_current <text:s text:c="31"/>|</text:p>
      <text:p text:style-name="Standard">| events_stages_history <text:s text:c="31"/>|</text:p>
      <text:p text:style-name="Standard">| events_stages_history_long <text:s text:c="26"/>|</text:p>
      <text:p text:style-name="Standard">| events_stages_summary_by_thread_by_event_name <text:s text:c="7"/>|</text:p>
      <text:p text:style-name="Standard">| events_stages_summary_by_account_by_event_name <text:s text:c="6"/>|</text:p>
      <text:p text:style-name="Standard">| events_stages_summary_by_user_by_event_name <text:s text:c="9"/>|</text:p>
      <text:p text:style-name="Standard">| events_stages_summary_by_host_by_event_name <text:s text:c="9"/>|</text:p>
      <text:p text:style-name="Standard">| events_stages_summary_global_by_event_name <text:s text:c="10"/>|</text:p>
      <text:p text:style-name="Standard">| events_statements_current <text:s text:c="27"/>|</text:p>
      <text:p text:style-name="Standard">| events_statements_history <text:s text:c="27"/>|</text:p>
      <text:p text:style-name="Standard"><text:soft-page-break/>| events_statements_history_long <text:s text:c="22"/>|</text:p>
      <text:p text:style-name="Standard">| events_statements_summary_by_thread_by_event_name <text:s text:c="3"/>|</text:p>
      <text:p text:style-name="Standard">| events_statements_summary_by_account_by_event_name <text:s text:c="2"/>|</text:p>
      <text:p text:style-name="Standard">| events_statements_summary_by_user_by_event_name <text:s text:c="5"/>|</text:p>
      <text:p text:style-name="Standard">| events_statements_summary_by_host_by_event_name <text:s text:c="5"/>|</text:p>
      <text:p text:style-name="Standard">| events_statements_summary_global_by_event_name <text:s text:c="6"/>|</text:p>
      <text:p text:style-name="Standard">| events_statements_summary_by_digest <text:s text:c="17"/>|</text:p>
      <text:p text:style-name="Standard">| events_statements_summary_by_program <text:s text:c="16"/>|</text:p>
      <text:p text:style-name="Standard">| events_statements_histogram_global <text:s text:c="18"/>|</text:p>
      <text:p text:style-name="Standard">| events_statements_histogram_by_digest <text:s text:c="15"/>|</text:p>
      <text:p text:style-name="Standard">| events_transactions_current <text:s text:c="25"/>|</text:p>
      <text:p text:style-name="Standard">| events_transactions_history <text:s text:c="25"/>|</text:p>
      <text:p text:style-name="Standard">| events_transactions_history_long <text:s text:c="20"/>|</text:p>
      <text:p text:style-name="Standard">| events_transactions_summary_by_thread_by_event_name <text:s/>|</text:p>
      <text:p text:style-name="Standard">| events_transactions_summary_by_account_by_event_name |</text:p>
      <text:p text:style-name="Standard">| events_transactions_summary_by_user_by_event_name <text:s text:c="3"/>|</text:p>
      <text:p text:style-name="Standard">| events_transactions_summary_by_host_by_event_name <text:s text:c="3"/>|</text:p>
      <text:p text:style-name="Standard">| events_transactions_summary_global_by_event_name <text:s text:c="4"/>|</text:p>
      <text:p text:style-name="Standard">| events_errors_summary_by_user_by_error <text:s text:c="14"/>|</text:p>
      <text:p text:style-name="Standard">| events_errors_summary_by_host_by_error <text:s text:c="14"/>|</text:p>
      <text:p text:style-name="Standard">| events_errors_summary_by_account_by_error <text:s text:c="11"/>|</text:p>
      <text:p text:style-name="Standard">| events_errors_summary_by_thread_by_error <text:s text:c="12"/>|</text:p>
      <text:p text:style-name="Standard">| events_errors_summary_global_by_error <text:s text:c="15"/>|</text:p>
      <text:p text:style-name="Standard">| users <text:s text:c="47"/>|</text:p>
      <text:p text:style-name="Standard">| accounts <text:s text:c="44"/>|</text:p>
      <text:p text:style-name="Standard">| hosts <text:s text:c="47"/>|</text:p>
      <text:p text:style-name="Standard">| socket_instances <text:s text:c="36"/>|</text:p>
      <text:p text:style-name="Standard">| socket_summary_by_instance <text:s text:c="26"/>|</text:p>
      <text:p text:style-name="Standard">| socket_summary_by_event_name <text:s text:c="24"/>|</text:p>
      <text:p text:style-name="Standard">| session_connect_attrs <text:s text:c="31"/>|</text:p>
      <text:p text:style-name="Standard">| session_account_connect_attrs <text:s text:c="23"/>|</text:p>
      <text:p text:style-name="Standard">| keyring_keys <text:s text:c="40"/>|</text:p>
      <text:p text:style-name="Standard">| memory_summary_global_by_event_name <text:s text:c="17"/>|</text:p>
      <text:p text:style-name="Standard">| memory_summary_by_account_by_event_name <text:s text:c="13"/>|</text:p>
      <text:p text:style-name="Standard">| memory_summary_by_host_by_event_name <text:s text:c="16"/>|</text:p>
      <text:p text:style-name="Standard">| memory_summary_by_thread_by_event_name <text:s text:c="14"/>|</text:p>
      <text:p text:style-name="Standard">| memory_summary_by_user_by_event_name <text:s text:c="16"/>|</text:p>
      <text:p text:style-name="Standard">| table_handles <text:s text:c="39"/>|</text:p>
      <text:p text:style-name="Standard">| metadata_locks <text:s text:c="38"/>|</text:p>
      <text:p text:style-name="Standard">| data_locks <text:s text:c="42"/>|</text:p>
      <text:p text:style-name="Standard">| data_lock_waits <text:s text:c="37"/>|</text:p>
      <text:p text:style-name="Standard">| replication_connection_configuration <text:s text:c="16"/>|</text:p>
      <text:p text:style-name="Standard">| replication_group_members <text:s text:c="27"/>|</text:p>
      <text:p text:style-name="Standard">| replication_connection_status <text:s text:c="23"/>|</text:p>
      <text:p text:style-name="Standard">| replication_applier_configuration <text:s text:c="19"/>|</text:p>
      <text:p text:style-name="Standard">| replication_applier_status <text:s text:c="26"/>|</text:p>
      <text:p text:style-name="Standard">| replication_applier_status_by_coordinator <text:s text:c="11"/>|</text:p>
      <text:p text:style-name="Standard">| replication_applier_status_by_worker <text:s text:c="16"/>|</text:p>
      <text:p text:style-name="Standard">| replication_group_member_stats <text:s text:c="22"/>|</text:p>
      <text:p text:style-name="Standard">| replication_applier_filters <text:s text:c="25"/>|</text:p>
      <text:p text:style-name="Standard">| replication_applier_global_filters <text:s text:c="18"/>|</text:p>
      <text:p text:style-name="Standard">| replication_asynchronous_connection_failover <text:s text:c="8"/>|</text:p>
      <text:p text:style-name="Standard"><text:soft-page-break/>| replication_asynchronous_connection_failover_managed |</text:p>
      <text:p text:style-name="Standard">| log_status <text:s text:c="42"/>|</text:p>
      <text:p text:style-name="Standard">| prepared_statements_instances <text:s text:c="23"/>|</text:p>
      <text:p text:style-name="Standard">| user_variables_by_thread <text:s text:c="28"/>|</text:p>
      <text:p text:style-name="Standard">| status_by_account <text:s text:c="35"/>|</text:p>
      <text:p text:style-name="Standard">| status_by_host <text:s text:c="38"/>|</text:p>
      <text:p text:style-name="Standard">| status_by_thread <text:s text:c="36"/>|</text:p>
      <text:p text:style-name="Standard">| status_by_user <text:s text:c="38"/>|</text:p>
      <text:p text:style-name="Standard">| global_status <text:s text:c="39"/>|</text:p>
      <text:p text:style-name="Standard">| session_status <text:s text:c="38"/>|</text:p>
      <text:p text:style-name="Standard">| variables_by_thread <text:s text:c="33"/>|</text:p>
      <text:p text:style-name="Standard">| global_variables <text:s text:c="36"/>|</text:p>
      <text:p text:style-name="Standard">| session_variables <text:s text:c="35"/>|</text:p>
      <text:p text:style-name="Standard">| variables_info <text:s text:c="38"/>|</text:p>
      <text:p text:style-name="Standard">| persisted_variables <text:s text:c="33"/>|</text:p>
      <text:p text:style-name="Standard">| user_defined_functions <text:s text:c="30"/>|</text:p>
      <text:p text:style-name="Standard">| binary_log_transaction_compression_stats <text:s text:c="12"/>|</text:p>
      <text:p text:style-name="Standard">| tls_channel_status <text:s text:c="34"/>|</text:p>
      <text:p text:style-name="Standard">| keyring_component_status <text:s text:c="28"/>|</text:p>
      <text:p text:style-name="Standard">| db <text:s text:c="50"/>|</text:p>
      <text:p text:style-name="Standard">| user <text:s text:c="48"/>|</text:p>
      <text:p text:style-name="Standard">| default_roles <text:s text:c="39"/>|</text:p>
      <text:p text:style-name="Standard">| role_edges <text:s text:c="42"/>|</text:p>
      <text:p text:style-name="Standard">| global_grants <text:s text:c="39"/>|</text:p>
      <text:p text:style-name="Standard">| password_history <text:s text:c="36"/>|</text:p>
      <text:p text:style-name="Standard">| func <text:s text:c="48"/>|</text:p>
      <text:p text:style-name="Standard">| plugin <text:s text:c="46"/>|</text:p>
      <text:p text:style-name="Standard">| help_topic <text:s text:c="42"/>|</text:p>
      <text:p text:style-name="Standard">| help_category <text:s text:c="39"/>|</text:p>
      <text:p text:style-name="Standard">| help_relation <text:s text:c="39"/>|</text:p>
      <text:p text:style-name="Standard">| servers <text:s text:c="45"/>|</text:p>
      <text:p text:style-name="Standard">| tables_priv <text:s text:c="41"/>|</text:p>
      <text:p text:style-name="Standard">| columns_priv <text:s text:c="40"/>|</text:p>
      <text:p text:style-name="Standard">| help_keyword <text:s text:c="40"/>|</text:p>
      <text:p text:style-name="Standard">| time_zone_name <text:s text:c="38"/>|</text:p>
      <text:p text:style-name="Standard">| time_zone <text:s text:c="43"/>|</text:p>
      <text:p text:style-name="Standard">| time_zone_transition <text:s text:c="32"/>|</text:p>
      <text:p text:style-name="Standard">| time_zone_transition_type <text:s text:c="27"/>|</text:p>
      <text:p text:style-name="Standard">| time_zone_leap_second <text:s text:c="31"/>|</text:p>
      <text:p text:style-name="Standard">| procs_priv <text:s text:c="42"/>|</text:p>
      <text:p text:style-name="Standard">| general_log <text:s text:c="41"/>|</text:p>
      <text:p text:style-name="Standard">| slow_log <text:s text:c="44"/>|</text:p>
      <text:p text:style-name="Standard">| component <text:s text:c="43"/>|</text:p>
      <text:p text:style-name="Standard">| slave_relay_log_info <text:s text:c="32"/>|</text:p>
      <text:p text:style-name="Standard">| slave_master_info <text:s text:c="35"/>|</text:p>
      <text:p text:style-name="Standard">| slave_worker_info <text:s text:c="35"/>|</text:p>
      <text:p text:style-name="Standard">| gtid_executed <text:s text:c="39"/>|</text:p>
      <text:p text:style-name="Standard">| replication_asynchronous_connection_failover <text:s text:c="8"/>|</text:p>
      <text:p text:style-name="Standard">| replication_asynchronous_connection_failover_managed |</text:p>
      <text:p text:style-name="Standard">| replication_group_member_actions <text:s text:c="20"/>|</text:p>
      <text:p text:style-name="Standard">| replication_group_configuration_version <text:s text:c="13"/>|</text:p>
      <text:p text:style-name="Standard">| server_cost <text:s text:c="41"/>|</text:p>
      <text:p text:style-name="Standard"><text:soft-page-break/>| engine_cost <text:s text:c="41"/>|</text:p>
      <text:p text:style-name="Standard">| proxies_priv <text:s text:c="40"/>|</text:p>
      <text:p text:style-name="Standard">| version <text:s text:c="45"/>|</text:p>
      <text:p text:style-name="Standard">| sys_config <text:s text:c="42"/>|</text:p>
      <text:p text:style-name="Standard">| innodb_buffer_stats_by_schema <text:s text:c="23"/>|</text:p>
      <text:p text:style-name="Standard">| x$innodb_buffer_stats_by_schema <text:s text:c="21"/>|</text:p>
      <text:p text:style-name="Standard">| innodb_buffer_stats_by_table <text:s text:c="24"/>|</text:p>
      <text:p text:style-name="Standard">| x$innodb_buffer_stats_by_table <text:s text:c="22"/>|</text:p>
      <text:p text:style-name="Standard">| schema_object_overview <text:s text:c="30"/>|</text:p>
      <text:p text:style-name="Standard">| schema_auto_increment_columns <text:s text:c="23"/>|</text:p>
      <text:p text:style-name="Standard">| x$schema_flattened_keys <text:s text:c="29"/>|</text:p>
      <text:p text:style-name="Standard">| schema_redundant_indexes <text:s text:c="28"/>|</text:p>
      <text:p text:style-name="Standard">| ps_check_lost_instrumentation <text:s text:c="23"/>|</text:p>
      <text:p text:style-name="Standard">| latest_file_io <text:s text:c="38"/>|</text:p>
      <text:p text:style-name="Standard">| x$latest_file_io <text:s text:c="36"/>|</text:p>
      <text:p text:style-name="Standard">| io_by_thread_by_latency <text:s text:c="29"/>|</text:p>
      <text:p text:style-name="Standard">| x$io_by_thread_by_latency <text:s text:c="27"/>|</text:p>
      <text:p text:style-name="Standard">| io_global_by_file_by_bytes <text:s text:c="26"/>|</text:p>
      <text:p text:style-name="Standard">| x$io_global_by_file_by_bytes <text:s text:c="24"/>|</text:p>
      <text:p text:style-name="Standard">| io_global_by_file_by_latency <text:s text:c="24"/>|</text:p>
      <text:p text:style-name="Standard">| x$io_global_by_file_by_latency <text:s text:c="22"/>|</text:p>
      <text:p text:style-name="Standard">| io_global_by_wait_by_bytes <text:s text:c="26"/>|</text:p>
      <text:p text:style-name="Standard">| x$io_global_by_wait_by_bytes <text:s text:c="24"/>|</text:p>
      <text:p text:style-name="Standard">| io_global_by_wait_by_latency <text:s text:c="24"/>|</text:p>
      <text:p text:style-name="Standard">| x$io_global_by_wait_by_latency <text:s text:c="22"/>|</text:p>
      <text:p text:style-name="Standard">| innodb_lock_waits <text:s text:c="35"/>|</text:p>
      <text:p text:style-name="Standard">| x$innodb_lock_waits <text:s text:c="33"/>|</text:p>
      <text:p text:style-name="Standard">| memory_by_user_by_current_bytes <text:s text:c="21"/>|</text:p>
      <text:p text:style-name="Standard">| x$memory_by_user_by_current_bytes <text:s text:c="19"/>|</text:p>
      <text:p text:style-name="Standard">| memory_by_host_by_current_bytes <text:s text:c="21"/>|</text:p>
      <text:p text:style-name="Standard">| x$memory_by_host_by_current_bytes <text:s text:c="19"/>|</text:p>
      <text:p text:style-name="Standard">| memory_by_thread_by_current_bytes <text:s text:c="19"/>|</text:p>
      <text:p text:style-name="Standard">| x$memory_by_thread_by_current_bytes <text:s text:c="17"/>|</text:p>
      <text:p text:style-name="Standard">| memory_global_by_current_bytes <text:s text:c="22"/>|</text:p>
      <text:p text:style-name="Standard">| x$memory_global_by_current_bytes <text:s text:c="20"/>|</text:p>
      <text:p text:style-name="Standard">| memory_global_total <text:s text:c="33"/>|</text:p>
      <text:p text:style-name="Standard">| x$memory_global_total <text:s text:c="31"/>|</text:p>
      <text:p text:style-name="Standard">| schema_index_statistics <text:s text:c="29"/>|</text:p>
      <text:p text:style-name="Standard">| x$schema_index_statistics <text:s text:c="27"/>|</text:p>
      <text:p text:style-name="Standard">| x$ps_schema_table_statistics_io <text:s text:c="21"/>|</text:p>
      <text:p text:style-name="Standard">| schema_table_statistics <text:s text:c="29"/>|</text:p>
      <text:p text:style-name="Standard">| x$schema_table_statistics <text:s text:c="27"/>|</text:p>
      <text:p text:style-name="Standard">| schema_table_statistics_with_buffer <text:s text:c="17"/>|</text:p>
      <text:p text:style-name="Standard">| x$schema_table_statistics_with_buffer <text:s text:c="15"/>|</text:p>
      <text:p text:style-name="Standard">| schema_tables_with_full_table_scans <text:s text:c="17"/>|</text:p>
      <text:p text:style-name="Standard">| x$schema_tables_with_full_table_scans <text:s text:c="15"/>|</text:p>
      <text:p text:style-name="Standard">| schema_unused_indexes <text:s text:c="31"/>|</text:p>
      <text:p text:style-name="Standard">| schema_table_lock_waits <text:s text:c="29"/>|</text:p>
      <text:p text:style-name="Standard">| x$schema_table_lock_waits <text:s text:c="27"/>|</text:p>
      <text:p text:style-name="Standard">| statement_analysis <text:s text:c="34"/>|</text:p>
      <text:p text:style-name="Standard">| x$statement_analysis <text:s text:c="32"/>|</text:p>
      <text:p text:style-name="Standard">| statements_with_errors_or_warnings <text:s text:c="18"/>|</text:p>
      <text:p text:style-name="Standard"><text:soft-page-break/>| x$statements_with_errors_or_warnings <text:s text:c="16"/>|</text:p>
      <text:p text:style-name="Standard">| statements_with_full_table_scans <text:s text:c="20"/>|</text:p>
      <text:p text:style-name="Standard">| x$statements_with_full_table_scans <text:s text:c="18"/>|</text:p>
      <text:p text:style-name="Standard">| x$ps_digest_avg_latency_distribution <text:s text:c="16"/>|</text:p>
      <text:p text:style-name="Standard">| x$ps_digest_95th_percentile_by_avg_us <text:s text:c="15"/>|</text:p>
      <text:p text:style-name="Standard">| statements_with_runtimes_in_95th_percentile <text:s text:c="9"/>|</text:p>
      <text:p text:style-name="Standard">| x$statements_with_runtimes_in_95th_percentile <text:s text:c="7"/>|</text:p>
      <text:p text:style-name="Standard">| statements_with_sorting <text:s text:c="29"/>|</text:p>
      <text:p text:style-name="Standard">| x$statements_with_sorting <text:s text:c="27"/>|</text:p>
      <text:p text:style-name="Standard">| statements_with_temp_tables <text:s text:c="25"/>|</text:p>
      <text:p text:style-name="Standard">| x$statements_with_temp_tables <text:s text:c="23"/>|</text:p>
      <text:p text:style-name="Standard">| user_summary_by_file_io_type <text:s text:c="24"/>|</text:p>
      <text:p text:style-name="Standard">| x$user_summary_by_file_io_type <text:s text:c="22"/>|</text:p>
      <text:p text:style-name="Standard">| user_summary_by_file_io <text:s text:c="29"/>|</text:p>
      <text:p text:style-name="Standard">| x$user_summary_by_file_io <text:s text:c="27"/>|</text:p>
      <text:p text:style-name="Standard">| user_summary_by_statement_type <text:s text:c="22"/>|</text:p>
      <text:p text:style-name="Standard">| x$user_summary_by_statement_type <text:s text:c="20"/>|</text:p>
      <text:p text:style-name="Standard">| user_summary_by_statement_latency <text:s text:c="19"/>|</text:p>
      <text:p text:style-name="Standard">| x$user_summary_by_statement_latency <text:s text:c="17"/>|</text:p>
      <text:p text:style-name="Standard">| user_summary_by_stages <text:s text:c="30"/>|</text:p>
      <text:p text:style-name="Standard">| x$user_summary_by_stages <text:s text:c="28"/>|</text:p>
      <text:p text:style-name="Standard">| user_summary <text:s text:c="40"/>|</text:p>
      <text:p text:style-name="Standard">| x$user_summary <text:s text:c="38"/>|</text:p>
      <text:p text:style-name="Standard">| host_summary_by_file_io_type <text:s text:c="24"/>|</text:p>
      <text:p text:style-name="Standard">| x$host_summary_by_file_io_type <text:s text:c="22"/>|</text:p>
      <text:p text:style-name="Standard">| host_summary_by_file_io <text:s text:c="29"/>|</text:p>
      <text:p text:style-name="Standard">| x$host_summary_by_file_io <text:s text:c="27"/>|</text:p>
      <text:p text:style-name="Standard">| host_summary_by_statement_type <text:s text:c="22"/>|</text:p>
      <text:p text:style-name="Standard">| x$host_summary_by_statement_type <text:s text:c="20"/>|</text:p>
      <text:p text:style-name="Standard">| host_summary_by_statement_latency <text:s text:c="19"/>|</text:p>
      <text:p text:style-name="Standard">| x$host_summary_by_statement_latency <text:s text:c="17"/>|</text:p>
      <text:p text:style-name="Standard">| host_summary_by_stages <text:s text:c="30"/>|</text:p>
      <text:p text:style-name="Standard">| x$host_summary_by_stages <text:s text:c="28"/>|</text:p>
      <text:p text:style-name="Standard">| host_summary <text:s text:c="40"/>|</text:p>
      <text:p text:style-name="Standard">| x$host_summary <text:s text:c="38"/>|</text:p>
      <text:p text:style-name="Standard">| wait_classes_global_by_avg_latency <text:s text:c="18"/>|</text:p>
      <text:p text:style-name="Standard">| x$wait_classes_global_by_avg_latency <text:s text:c="16"/>|</text:p>
      <text:p text:style-name="Standard">| wait_classes_global_by_latency <text:s text:c="22"/>|</text:p>
      <text:p text:style-name="Standard">| x$wait_classes_global_by_latency <text:s text:c="20"/>|</text:p>
      <text:p text:style-name="Standard">| waits_by_user_by_latency <text:s text:c="28"/>|</text:p>
      <text:p text:style-name="Standard">| x$waits_by_user_by_latency <text:s text:c="26"/>|</text:p>
      <text:p text:style-name="Standard">| waits_by_host_by_latency <text:s text:c="28"/>|</text:p>
      <text:p text:style-name="Standard">| x$waits_by_host_by_latency <text:s text:c="26"/>|</text:p>
      <text:p text:style-name="Standard">| waits_global_by_latency <text:s text:c="29"/>|</text:p>
      <text:p text:style-name="Standard">| x$waits_global_by_latency <text:s text:c="27"/>|</text:p>
      <text:p text:style-name="Standard">| metrics <text:s text:c="45"/>|</text:p>
      <text:p text:style-name="Standard">| processlist <text:s text:c="41"/>|</text:p>
      <text:p text:style-name="Standard">| x$processlist <text:s text:c="39"/>|</text:p>
      <text:p text:style-name="Standard">| session <text:s text:c="45"/>|</text:p>
      <text:p text:style-name="Standard">| x$session <text:s text:c="43"/>|</text:p>
      <text:p text:style-name="Standard">| session_ssl_status <text:s text:c="34"/>|</text:p>
      <text:p text:style-name="Standard">| ENABLED_ROLES <text:s text:c="39"/>|</text:p>
      <text:p text:style-name="Standard"><text:soft-page-break/>| APPLICABLE_ROLES <text:s text:c="36"/>|</text:p>
      <text:p text:style-name="Standard">| ADMINISTRABLE_ROLE_AUTHORIZATIONS <text:s text:c="19"/>|</text:p>
      <text:p text:style-name="Standard">| ROLE_COLUMN_GRANTS <text:s text:c="34"/>|</text:p>
      <text:p text:style-name="Standard">| ROLE_ROUTINE_GRANTS <text:s text:c="33"/>|</text:p>
      <text:p text:style-name="Standard">| ROLE_TABLE_GRANTS <text:s text:c="35"/>|</text:p>
      <text:p text:style-name="Standard">| USER_ATTRIBUTES <text:s text:c="37"/>|</text:p>
      <text:p text:style-name="Standard">| INNODB_SESSION_TEMP_TABLESPACES <text:s text:c="21"/>|</text:p>
      <text:p text:style-name="Standard">| INNODB_VIRTUAL <text:s text:c="38"/>|</text:p>
      <text:p text:style-name="Standard">| INNODB_BUFFER_POOL_STATS <text:s text:c="28"/>|</text:p>
      <text:p text:style-name="Standard">| INNODB_BUFFER_PAGE <text:s text:c="34"/>|</text:p>
      <text:p text:style-name="Standard">| INNODB_CMPMEM_RESET <text:s text:c="33"/>|</text:p>
      <text:p text:style-name="Standard">| INNODB_CMPMEM <text:s text:c="39"/>|</text:p>
      <text:p text:style-name="Standard">| INNODB_TRX <text:s text:c="42"/>|</text:p>
      <text:p text:style-name="Standard">| INNODB_CMP_PER_INDEX_RESET <text:s text:c="26"/>|</text:p>
      <text:p text:style-name="Standard">| INNODB_CMP_RESET <text:s text:c="36"/>|</text:p>
      <text:p text:style-name="Standard">| INNODB_FT_DEFAULT_STOPWORD <text:s text:c="26"/>|</text:p>
      <text:p text:style-name="Standard">| INNODB_METRICS <text:s text:c="38"/>|</text:p>
      <text:p text:style-name="Standard">| INNODB_TEMP_TABLE_INFO <text:s text:c="30"/>|</text:p>
      <text:p text:style-name="Standard">| INNODB_FT_DELETED <text:s text:c="35"/>|</text:p>
      <text:p text:style-name="Standard">| INNODB_TABLESTATS <text:s text:c="35"/>|</text:p>
      <text:p text:style-name="Standard">| INNODB_CMP <text:s text:c="42"/>|</text:p>
      <text:p text:style-name="Standard">| INNODB_TABLES <text:s text:c="39"/>|</text:p>
      <text:p text:style-name="Standard">| INNODB_FT_BEING_DELETED <text:s text:c="29"/>|</text:p>
      <text:p text:style-name="Standard">| INNODB_BUFFER_PAGE_LRU <text:s text:c="30"/>|</text:p>
      <text:p text:style-name="Standard">| INNODB_CMP_PER_INDEX <text:s text:c="32"/>|</text:p>
      <text:p text:style-name="Standard">| INNODB_FT_CONFIG <text:s text:c="36"/>|</text:p>
      <text:p text:style-name="Standard">| INNODB_CACHED_INDEXES <text:s text:c="31"/>|</text:p>
      <text:p text:style-name="Standard">| INNODB_FT_INDEX_TABLE <text:s text:c="31"/>|</text:p>
      <text:p text:style-name="Standard">| INNODB_COLUMNS <text:s text:c="38"/>|</text:p>
      <text:p text:style-name="Standard">| INNODB_FT_INDEX_CACHE <text:s text:c="31"/>|</text:p>
      <text:p text:style-name="Standard">| INNODB_INDEXES <text:s text:c="38"/>|</text:p>
      <text:p text:style-name="Standard">| INNODB_TABLESPACES <text:s text:c="34"/>|</text:p>
      <text:p text:style-name="Standard">| cust <text:s text:c="48"/>|</text:p>
      <text:p text:style-name="Standard">| custtbl <text:s text:c="45"/>|</text:p>
      <text:p text:style-name="Standard">| stud <text:s text:c="48"/>|</text:p>
      <text:p text:style-name="Standard">| emp <text:s text:c="49"/>|</text:p>
      <text:p text:style-name="Standard">| dept <text:s text:c="48"/>|</text:p>
      <text:p text:style-name="Standard">| student <text:s text:c="45"/>|</text:p>
      <text:p text:style-name="Standard">| innodb_redo_log_files <text:s text:c="31"/>|</text:p>
      <text:p text:style-name="Standard">| student <text:s text:c="45"/>|</text:p>
      <text:p text:style-name="Standard">| student <text:s text:c="45"/>|</text:p>
      <text:p text:style-name="Standard">| dept <text:s text:c="48"/>|</text:p>
      <text:p text:style-name="Standard">| emp <text:s text:c="49"/>|</text:p>
      <text:p text:style-name="Standard">+------------------------------------------------------+</text:p>
      <text:p text:style-name="Standard">338 rows in set (0.01 sec)</text:p>
      <text:p text:style-name="Standard"/>
      <text:p text:style-name="Standard">mysql&gt; select table_name from table</text:p>
      <text:p text:style-name="Standard"><text:s text:c="4"/>-&gt; select table_name from table^C</text:p>
      <text:p text:style-name="Standard">mysql&gt; select table_name from tables</text:p>
      <text:p text:style-name="Standard"><text:s text:c="4"/>-&gt; where table_schema='b1db';</text:p>
      <text:p text:style-name="Standard">+------------+</text:p>
      <text:p text:style-name="Standard">| TABLE_NAME |</text:p>
      <text:p text:style-name="Standard"><text:soft-page-break/>+------------+</text:p>
      <text:p text:style-name="Standard">| dept <text:s text:c="6"/>|</text:p>
      <text:p text:style-name="Standard">| emp <text:s text:c="7"/>|</text:p>
      <text:p text:style-name="Standard">+------------+</text:p>
      <text:p text:style-name="Standard">2 rows in set (0.01 sec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9:59:48.825539744</meta:creation-date>
    <dc:date>2023-09-27T20:00:07.079346859</dc:date>
    <meta:editing-duration>PT18S</meta:editing-duration>
    <meta:editing-cycles>1</meta:editing-cycles>
    <meta:document-statistic meta:table-count="0" meta:image-count="0" meta:object-count="0" meta:page-count="19" meta:paragraph-count="914" meta:word-count="3530" meta:character-count="50304" meta:non-whitespace-character-count="24007"/>
    <meta:generator>LibreOffice/7.3.7.2$Linux_X86_64 LibreOffice_project/30$Build-2</meta:generator>
  </office:meta>
</office:document-meta>
</file>